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19" manifest:media-type="application/x-openoffice-gdimetafile;windows_formatname=&quot;GDIMetaFile&quot;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Pictures/100002000000001200000015AD774141D277C569.png" manifest:media-type="image/png"/>
  <manifest:file-entry manifest:full-path="Pictures/1000020000000010000000129A13FB2BEC6C7CDD.png" manifest:media-type="image/png"/>
  <manifest:file-entry manifest:full-path="Pictures/200000160000034000000206A3FB3AFE43FC6374.svm" manifest:media-type="image/x-svm"/>
  <manifest:file-entry manifest:full-path="Pictures/2000002B000003BD000001D44002069FE06F5B85.svm" manifest:media-type="image/x-svm"/>
  <manifest:file-entry manifest:full-path="Pictures/100002000000001F0000001412889CA5ED026FBD.png" manifest:media-type="image/png"/>
  <manifest:file-entry manifest:full-path="Pictures/100002000000002400000012F2361F1B534E135A.png" manifest:media-type="image/png"/>
  <manifest:file-entry manifest:full-path="Pictures/20000016000001B2000001D467982BB34B20E046.svm" manifest:media-type="image/x-svm"/>
  <manifest:file-entry manifest:full-path="Pictures/1000020000000010000000123B766D73B95A0367.png" manifest:media-type="image/png"/>
  <manifest:file-entry manifest:full-path="Pictures/20000016000001B2000001D4D41C1C9AB2F4CCEF.svm" manifest:media-type="image/x-svm"/>
  <manifest:file-entry manifest:full-path="Pictures/200000550000085E000002198C7D1C092596024A.svm" manifest:media-type="image/x-svm"/>
  <manifest:file-entry manifest:full-path="Pictures/100002000000005100000014C4C4B045BA0AE452.png" manifest:media-type="image/png"/>
  <manifest:file-entry manifest:full-path="Pictures/2000001D0000035A000002223161E7940FCD5F19.svm" manifest:media-type="image/x-svm"/>
  <manifest:file-entry manifest:full-path="Pictures/100002000000002000000015BF36DBC8004EDD49.png" manifest:media-type="image/png"/>
  <manifest:file-entry manifest:full-path="Pictures/20000016000001D8000002225EF8B1450B32BBC2.svm" manifest:media-type="image/x-svm"/>
  <manifest:file-entry manifest:full-path="Pictures/100002000000006700000012D9950E584DB035A7.png" manifest:media-type="image/png"/>
  <manifest:file-entry manifest:full-path="Pictures/2000006A00000AAB000001E4C5705232EB6281E2.svm" manifest:media-type="image/x-svm"/>
  <manifest:file-entry manifest:full-path="Pictures/2000002B0000048200000222D97DDB20A2B9CD39.svm" manifest:media-type="image/x-svm"/>
  <manifest:file-entry manifest:full-path="Pictures/100002000000002C00000015A3DB8306335C7266.png" manifest:media-type="image/png"/>
  <manifest:file-entry manifest:full-path="Pictures/2000001D0000035A000002220B6DD8F2E7BB5844.svm" manifest:media-type="image/x-svm"/>
  <manifest:file-entry manifest:full-path="Pictures/1000020000000020000000159A834137CFA2DB60.png" manifest:media-type="image/png"/>
  <manifest:file-entry manifest:full-path="Pictures/20000016000001D70000022217848687971F3308.svm" manifest:media-type="image/x-svm"/>
  <manifest:file-entry manifest:full-path="Pictures/100002000000001200000015A46DDDBF749C325E.png" manifest:media-type="image/png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Thumbnails/thumbnail.png" manifest:media-type="image/png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manifest.rdf" manifest:media-type="application/rdf+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styles.xml" manifest:media-type="text/xml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30/settings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1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60a3" officeooo:paragraph-rsid="001460a3"/>
    </style:style>
    <style:style style:name="P2" style:family="paragraph" style:parent-style-name="Standard">
      <style:text-properties fo:font-weight="bold" officeooo:rsid="0090adf7" officeooo:paragraph-rsid="0090adf7" style:font-weight-asian="bold" style:font-weight-complex="bold"/>
    </style:style>
    <style:style style:name="P3" style:family="paragraph" style:parent-style-name="Standard">
      <style:text-properties officeooo:rsid="007ed217" officeooo:paragraph-rsid="007ed217"/>
    </style:style>
    <style:style style:name="P4" style:family="paragraph" style:parent-style-name="Standard">
      <style:text-properties officeooo:rsid="007ed217" officeooo:paragraph-rsid="0085b8ac"/>
    </style:style>
    <style:style style:name="P5" style:family="paragraph" style:parent-style-name="Standard">
      <style:text-properties officeooo:rsid="008ca25e" officeooo:paragraph-rsid="008ca25e"/>
    </style:style>
    <style:style style:name="P6" style:family="paragraph" style:parent-style-name="Standard">
      <style:text-properties officeooo:rsid="0090adf7" officeooo:paragraph-rsid="0090adf7"/>
    </style:style>
    <style:style style:name="P7" style:family="paragraph" style:parent-style-name="Standard">
      <style:text-properties officeooo:paragraph-rsid="0090adf7"/>
    </style:style>
    <style:style style:name="P8" style:family="paragraph" style:parent-style-name="Standard">
      <style:text-properties officeooo:paragraph-rsid="009c68b1"/>
    </style:style>
    <style:style style:name="P9" style:family="paragraph" style:parent-style-name="Standard">
      <style:text-properties officeooo:rsid="009c68b1" officeooo:paragraph-rsid="009c68b1"/>
    </style:style>
    <style:style style:name="P10" style:family="paragraph" style:parent-style-name="Standard">
      <style:paragraph-properties fo:text-align="center" style:justify-single-word="false"/>
      <style:text-properties style:font-name="OpenSymbol" officeooo:rsid="009c68b1"/>
    </style:style>
    <style:style style:name="P11" style:family="paragraph" style:parent-style-name="Standard">
      <style:text-properties style:font-name="Times New Roman" officeooo:rsid="0057d5a6"/>
    </style:style>
    <style:style style:name="P12" style:family="paragraph" style:parent-style-name="Standard">
      <style:paragraph-properties fo:margin-top="0.3cm" fo:margin-bottom="0.3cm" loext:contextual-spacing="false" fo:text-align="center" style:justify-single-word="false"/>
      <style:text-properties officeooo:rsid="007ed217" officeooo:paragraph-rsid="007ed217"/>
    </style:style>
    <style:style style:name="P13" style:family="paragraph" style:parent-style-name="Standard">
      <style:paragraph-properties fo:margin-top="0.3cm" fo:margin-bottom="0.3cm" loext:contextual-spacing="false" fo:text-align="center" style:justify-single-word="false"/>
      <style:text-properties officeooo:rsid="008ca25e" officeooo:paragraph-rsid="008ca25e"/>
    </style:style>
    <style:style style:name="P14" style:family="paragraph" style:parent-style-name="Standard">
      <style:paragraph-properties fo:margin-top="0.3cm" fo:margin-bottom="0.3cm" loext:contextual-spacing="false" fo:text-align="center" style:justify-single-word="false"/>
      <style:text-properties officeooo:rsid="008ca25e" officeooo:paragraph-rsid="0099fbe3"/>
    </style:style>
    <style:style style:name="P15" style:family="paragraph" style:parent-style-name="tfTitre_20_Chapitre" style:master-page-name="Right_20_Page">
      <style:paragraph-properties style:page-number="auto"/>
    </style:style>
    <style:style style:name="P16" style:family="paragraph" style:parent-style-name="tfTitre_20_I_29_">
      <style:text-properties officeooo:paragraph-rsid="008bc524"/>
    </style:style>
    <style:style style:name="P17" style:family="paragraph" style:parent-style-name="tfTitre_20_I_29_">
      <style:paragraph-properties fo:break-before="page"/>
    </style:style>
    <style:style style:name="P18" style:family="paragraph" style:parent-style-name="tfTitre_20_I_29_" style:master-page-name="Right_20_Page">
      <style:paragraph-properties style:page-number="auto"/>
    </style:style>
    <style:style style:name="P19" style:family="paragraph" style:parent-style-name="Standard" style:list-style-name="tfPuce">
      <style:text-properties officeooo:paragraph-rsid="009c68b1"/>
    </style:style>
    <style:style style:name="P20" style:family="paragraph" style:parent-style-name="Standard" style:list-style-name="tfPuce">
      <style:text-properties officeooo:rsid="007ed217" officeooo:paragraph-rsid="007ed217"/>
    </style:style>
    <style:style style:name="P21" style:family="paragraph" style:parent-style-name="Standard">
      <style:text-properties officeooo:rsid="007ed217" officeooo:paragraph-rsid="007ed217"/>
    </style:style>
    <style:style style:name="P22" style:family="paragraph" style:parent-style-name="Standard" style:list-style-name="tfPuce">
      <style:paragraph-properties>
        <style:tab-stops>
          <style:tab-stop style:position="6.403cm"/>
        </style:tab-stops>
      </style:paragraph-properties>
      <style:text-properties officeooo:paragraph-rsid="009c68b1"/>
    </style:style>
    <style:style style:name="P23" style:family="paragraph" style:parent-style-name="Standard" style:list-style-name="tfPuce">
      <style:paragraph-properties>
        <style:tab-stops>
          <style:tab-stop style:position="8.599cm"/>
        </style:tab-stops>
      </style:paragraph-properties>
      <style:text-properties officeooo:paragraph-rsid="00a10dca"/>
    </style:style>
    <style:style style:name="P24" style:family="paragraph" style:parent-style-name="Standard">
      <style:text-properties officeooo:rsid="00bb411d" officeooo:paragraph-rsid="00bb411d"/>
    </style:style>
    <style:style style:name="P25" style:family="paragraph" style:parent-style-name="Standard">
      <style:text-properties officeooo:rsid="00bb411d" officeooo:paragraph-rsid="00bcaab2"/>
    </style:style>
    <style:style style:name="P26" style:family="paragraph" style:parent-style-name="Standard">
      <style:text-properties fo:font-weight="bold" officeooo:rsid="00bb411d" officeooo:paragraph-rsid="00bb411d" style:font-weight-asian="bold" style:font-weight-complex="bold"/>
    </style:style>
    <style:style style:name="P27" style:family="paragraph" style:parent-style-name="tfTitre_20_1_29_">
      <style:paragraph-properties fo:break-before="page"/>
    </style:style>
    <style:style style:name="P28" style:family="paragraph">
      <loext:graphic-properties draw:fill="solid" draw:fill-color="#cccccc"/>
      <style:text-properties fo:font-size="18pt" style:font-size-asian="18pt" style:font-size-complex="18pt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4pt" fo:font-style="italic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OpenSymbol" officeooo:rsid="009c68b1"/>
    </style:style>
    <style:style style:name="T4" style:family="text">
      <style:text-properties style:font-name="Times New Roman" officeooo:rsid="009c68b1"/>
    </style:style>
    <style:style style:name="T5" style:family="text">
      <style:text-properties officeooo:rsid="008bc524"/>
    </style:style>
    <style:style style:name="T6" style:family="text">
      <style:text-properties officeooo:rsid="008ed8bb"/>
    </style:style>
    <style:style style:name="T7" style:family="text">
      <style:text-properties officeooo:rsid="009c68b1"/>
    </style:style>
    <style:style style:name="T8" style:family="text">
      <style:text-properties officeooo:rsid="009d3835"/>
    </style:style>
    <style:style style:name="T9" style:family="text">
      <style:text-properties officeooo:rsid="00b1ea5e"/>
    </style:style>
    <style:style style:name="T10" style:family="text">
      <style:text-properties officeooo:rsid="00b3dbf9"/>
    </style:style>
    <style:style style:name="T11" style:family="text">
      <style:text-properties officeooo:rsid="00b4ae49"/>
    </style:style>
    <style:style style:name="T12" style:family="text">
      <style:text-properties officeooo:rsid="00b963d2"/>
    </style:style>
    <style:style style:name="T13" style:family="text">
      <style:text-properties officeooo:rsid="00bcaab2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style:style style:name="fr3" style:family="graphic" style:parent-style-name="Formula">
      <style:graphic-properties fo:margin-left="0cm" fo:margin-right="0cm" style:vertical-pos="from-top" draw:ole-draw-aspect="1"/>
    </style:style>
    <style:style style:name="gr1" style:family="graphic">
      <style:graphic-properties draw:stroke="none" svg:stroke-color="#000000" draw:fill="solid" draw:fill-color="#cccccc" fo:min-height="2.19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cccccc" fo:min-height="5.84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1.36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cm" svg:stroke-color="#000000" draw:marker-start="" draw:marker-start-width="0.295cm" draw:marker-start-center="false" draw:marker-end="Arrow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57cm" fo:min-width="0.36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26cm" svg:stroke-color="#000000" draw:marker-start="" draw:marker-start-width="0.199cm" draw:marker-start-center="false" draw:marker-end="" draw:marker-end-width="0.15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26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true" draw:auto-grow-width="true" draw:fit-to-size="false" style:shrink-to-fit="false" fo:min-height="0.57cm" fo:min-width="0.333cm" fo:padding-top="0.125cm" fo:padding-bottom="0.125cm" fo:padding-left="0.101cm" fo:padding-right="0.101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true" draw:auto-grow-width="true" draw:fit-to-size="false" style:shrink-to-fit="false" fo:min-height="0.57cm" fo:min-width="0.141cm" fo:padding-top="0.125cm" fo:padding-bottom="0.125cm" fo:padding-left="0.101cm" fo:padding-right="0.101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color="#000000" draw:fill="solid" draw:fill-color="#cccccc" fo:min-height="3.65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tyle:run-through="foreground"/>
    </style:style>
    <style:style style:name="gr18" style:family="graphic">
      <style:graphic-properties draw:stroke="dash" draw:stroke-dash="Dashed_20__28_var_29__20_153" svg:stroke-width="0cm" svg:stroke-color="#000000" draw:marker-start="" draw:marker-start-width="0.175cm" draw:marker-start-center="false" draw:marker-end="" draw:marker-end-width="0.175cm" draw:marker-end-center="false" draw:fill="solid" draw:fill-color="#729fcf" draw:textarea-horizontal-align="center" draw:textarea-vertical-align="middle" fo:padding-top="0.123cm" fo:padding-bottom="0.123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Dashed_20__28_var_29__20_154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dash" draw:stroke-dash="Dashed_20__28_var_29__20_155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dash" draw:stroke-dash="Dashed_20__28_var_29__20_156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dash" draw:stroke-dash="Dashed_20__28_var_29__20_157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dash" draw:stroke-dash="Dashed_20__28_var_29__20_158" svg:stroke-width="0cm" svg:stroke-color="#000000" draw:marker-start="" draw:marker-start-width="0.175cm" draw:marker-start-center="false" draw:marker-end="" draw:marker-end-width="0.175cm" draw:marker-end-center="false" draw:fill="solid" draw:fill-color="#729fcf" draw:textarea-horizontal-align="center" draw:textarea-vertical-align="middle" fo:padding-top="0.123cm" fo:padding-bottom="0.123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dash" draw:stroke-dash="Dashed_20__28_var_29__20_159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dash" draw:stroke-dash="Dashed_20__28_var_29__20_160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dash" draw:stroke-dash="Dashed_20__28_var_29__20_161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dash" draw:stroke-dash="Dashed_20__28_var_29__20_162" svg:stroke-width="0cm" svg:stroke-color="#000000" draw:marker-start="" draw:marker-start-width="0.175cm" draw:marker-start-center="false" draw:marker-end="" draw:marker-end-width="0.175cm" draw:marker-end-center="false" draw:fill="solid" draw:fill-color="#729fcf" draw:textarea-horizontal-align="center" draw:textarea-vertical-align="middle" fo:padding-top="0.123cm" fo:padding-bottom="0.123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dash" draw:stroke-dash="Dashed_20__28_var_29__20_163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dash" draw:stroke-dash="Dashed_20__28_var_29__20_164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dash" draw:stroke-dash="Dashed_20__28_var_29__20_165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dash" draw:stroke-dash="Dashed_20__28_var_29__20_166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dash" draw:stroke-dash="Dashed_20__28_var_29__20_167" svg:stroke-width="0cm" svg:stroke-color="#000000" draw:marker-start="" draw:marker-start-width="0.175cm" draw:marker-start-center="false" draw:marker-end="" draw:marker-end-width="0.175cm" draw:marker-end-center="false" draw:fill="solid" draw:fill-color="#729fcf" draw:textarea-horizontal-align="center" draw:textarea-vertical-align="middle" fo:padding-top="0.123cm" fo:padding-bottom="0.123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dash" draw:stroke-dash="Dashed_20__28_var_29__20_168" svg:stroke-width="0cm" svg:stroke-color="#000000" draw:marker-start="" draw:marker-start-width="0.183cm" draw:marker-start-center="false" draw:marker-end="" draw:marker-end-width="0.183cm" draw:marker-end-center="false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03cm" svg:stroke-color="#ff0000" draw:marker-start="" draw:marker-start-width="0.295cm" draw:marker-start-center="false" draw:marker-end="Arrow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36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42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cm" fo:min-width="0.45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0" style:family="graphic">
      <style:graphic-properties draw:stroke="solid" svg:stroke-width="0.03cm" svg:stroke-color="#ff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3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26cm" svg:stroke-color="#000000" draw:marker-start="" draw:marker-start-width="0.199cm" draw:marker-start-center="false" draw:marker-end="Arrow" draw:marker-end-width="0.15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draw:auto-grow-height="true" draw:auto-grow-width="true" draw:fit-to-size="false" style:shrink-to-fit="false" fo:min-height="0.57cm" fo:min-width="0.36cm" fo:padding-top="0.125cm" fo:padding-bottom="0.125cm" fo:padding-left="0.101cm" fo:padding-right="0.101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.071cm" svg:stroke-color="#ff0000" draw:marker-start="" draw:marker-start-width="0.42cm" draw:marker-start-center="false" draw:marker-end="Arrow" draw:marker-end-width="0.229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Vecteurs 1 – <text:span text:style-name="T11">Introduction</text:span></text:p>
      <text:p text:style-name="P1"/>
      <text:p text:style-name="P1"/>
      <text:list xml:id="list2530586843" text:style-name="tfNum_20_I_29_">
        <text:list-item>
          <text:p text:style-name="P16">Translations et vecteurs</text:p>
        </text:list-item>
      </text:list>
      <text:list xml:id="list1314556989" text:style-name="tfNum_20_1_29_">
        <text:list-item>
          <text:p text:style-name="tfTitre_20_1_29_">Intuitivement</text:p>
        </text:list-item>
      </text:list>
      <text:p text:style-name="P3">Une <text:span text:style-name="T1">translation</text:span> est une transformation du plan qui consiste à faire glisser ensemble tous les points du plan selon un même déplacement.</text:p>
      <text:p text:style-name="P12"><draw:g text:anchor-type="as-char" draw:z-index="35" draw:style-name="gr4"><draw:g draw:style-name="gr17"><draw:line draw:style-name="gr18" draw:text-style-name="P34" svg:x1="-0.001cm" svg:y1="-0.001cm" svg:x2="-0.001cm" svg:y2="6.002cm"><text:p/></draw:line><draw:line draw:style-name="gr19" draw:text-style-name="P34" svg:x1="0.999cm" svg:y1="-0.001cm" svg:x2="0.999cm" svg:y2="6.002cm"><text:p/></draw:line><draw:line draw:style-name="gr20" draw:text-style-name="P34" svg:x1="1.999cm" svg:y1="-0.001cm" svg:x2="1.999cm" svg:y2="6.002cm"><text:p/></draw:line><draw:line draw:style-name="gr21" draw:text-style-name="P34" svg:x1="2.999cm" svg:y1="-0.001cm" svg:x2="2.999cm" svg:y2="6.002cm"><text:p/></draw:line><draw:line draw:style-name="gr22" draw:text-style-name="P34" svg:x1="3.999cm" svg:y1="-0.001cm" svg:x2="3.999cm" svg:y2="6.002cm"><text:p/></draw:line><draw:line draw:style-name="gr23" draw:text-style-name="P34" svg:x1="4.999cm" svg:y1="-0.001cm" svg:x2="4.999cm" svg:y2="6.002cm"><text:p/></draw:line><draw:line draw:style-name="gr24" draw:text-style-name="P34" svg:x1="5.999cm" svg:y1="-0.001cm" svg:x2="5.999cm" svg:y2="6.002cm"><text:p/></draw:line><draw:line draw:style-name="gr25" draw:text-style-name="P34" svg:x1="6.999cm" svg:y1="-0.001cm" svg:x2="6.999cm" svg:y2="6.002cm"><text:p/></draw:line><draw:line draw:style-name="gr26" draw:text-style-name="P34" svg:x1="7.999cm" svg:y1="-0.001cm" svg:x2="7.999cm" svg:y2="6.002cm"><text:p/></draw:line><draw:line draw:style-name="gr27" draw:text-style-name="P34" svg:x1="-0.001cm" svg:y1="-0.001cm" svg:x2="8.002cm" svg:y2="-0.001cm"><text:p/></draw:line><draw:line draw:style-name="gr28" draw:text-style-name="P34" svg:x1="-0.001cm" svg:y1="0.999cm" svg:x2="8.002cm" svg:y2="0.999cm"><text:p/></draw:line><draw:line draw:style-name="gr29" draw:text-style-name="P34" svg:x1="-0.001cm" svg:y1="1.999cm" svg:x2="8.002cm" svg:y2="1.999cm"><text:p/></draw:line><draw:line draw:style-name="gr30" draw:text-style-name="P34" svg:x1="-0.001cm" svg:y1="3cm" svg:x2="8.002cm" svg:y2="3cm"><text:p/></draw:line><draw:line draw:style-name="gr31" draw:text-style-name="P34" svg:x1="-0.001cm" svg:y1="4.002cm" svg:x2="8.002cm" svg:y2="4.002cm"><text:p/></draw:line><draw:line draw:style-name="gr32" draw:text-style-name="P34" svg:x1="-0.001cm" svg:y1="5.002cm" svg:x2="8.002cm" svg:y2="5.002cm"><text:p/></draw:line><draw:line draw:style-name="gr33" draw:text-style-name="P34" svg:x1="-0.001cm" svg:y1="5.999cm" svg:x2="8.002cm" svg:y2="5.999cm"><text:p/></draw:line></draw:g><draw:g draw:style-name="gr17"><draw:line draw:style-name="gr34" draw:text-style-name="P29" svg:x1="0.993cm" svg:y1="2.009cm" svg:x2="5.014cm" svg:y2="1.002cm"><text:p/></draw:line><draw:line draw:style-name="gr34" draw:text-style-name="P29" svg:x1="3.004cm" svg:y1="3.004cm" svg:x2="7.006cm" svg:y2="2.007cm"><text:p/></draw:line><draw:line draw:style-name="gr34" draw:text-style-name="P29" svg:x1="1.999cm" svg:y1="4.998cm" svg:x2="6.01cm" svg:y2="4.002cm"><text:p/></draw:line></draw:g><draw:line draw:style-name="gr35" draw:text-style-name="P29" svg:x1="0.998cm" svg:y1="2.002cm" svg:x2="2.994cm" svg:y2="3.001cm"><text:p/></draw:line><draw:line draw:style-name="gr35" draw:text-style-name="P29" svg:x1="1.996cm" svg:y1="4.997cm" svg:x2="2.994cm" svg:y2="3.001cm"><text:p/></draw:line><draw:line draw:style-name="gr35" draw:text-style-name="P29" svg:x1="0.998cm" svg:y1="2.002cm" svg:x2="1.996cm" svg:y2="5.009cm"><text:p/></draw:line><draw:frame draw:style-name="gr36" draw:text-style-name="P36" svg:width="0.366cm" svg:height="0.571cm" svg:x="0.598cm" svg:y="1.535cm"><draw:text-box><text:p text:style-name="P30"><text:span text:style-name="T16">A</text:span></text:p></draw:text-box></draw:frame><draw:frame draw:style-name="gr36" draw:text-style-name="P36" svg:width="0.366cm" svg:height="0.571cm" svg:x="3.113cm" svg:y="2.604cm"><draw:text-box><text:p text:style-name="P30"><text:span text:style-name="T16">B</text:span></text:p></draw:text-box></draw:frame><draw:frame draw:style-name="gr36" draw:text-style-name="P36" svg:width="0.366cm" svg:height="0.571cm" svg:x="1.685cm" svg:y="5.022cm"><draw:text-box><text:p text:style-name="P30"><text:span text:style-name="T16">C</text:span></text:p></draw:text-box></draw:frame><draw:line draw:style-name="gr35" draw:text-style-name="P29" svg:x1="4.998cm" svg:y1="1.003cm" svg:x2="6.994cm" svg:y2="2.002cm"><text:p/></draw:line><draw:line draw:style-name="gr35" draw:text-style-name="P29" svg:x1="5.996cm" svg:y1="3.998cm" svg:x2="6.994cm" svg:y2="2.002cm"><text:p/></draw:line><draw:line draw:style-name="gr35" draw:text-style-name="P29" svg:x1="4.998cm" svg:y1="1.003cm" svg:x2="5.996cm" svg:y2="4.01cm"><text:p/></draw:line><draw:frame draw:style-name="gr37" draw:text-style-name="P36" svg:width="0.428cm" svg:height="0.571cm" svg:x="4.574cm" svg:y="0.512cm"><draw:text-box><text:p text:style-name="P30"><text:span text:style-name="T16">A'</text:span></text:p></draw:text-box></draw:frame><draw:frame draw:style-name="gr37" draw:text-style-name="P36" svg:width="0.428cm" svg:height="0.571cm" svg:x="7.054cm" svg:y="1.605cm"><draw:text-box><text:p text:style-name="P30"><text:span text:style-name="T16">B'</text:span></text:p></draw:text-box></draw:frame><draw:frame draw:style-name="gr38" draw:text-style-name="P36" svg:width="0.456cm" svg:height="0.571cm" svg:x="5.636cm" svg:y="4.022cm"><draw:text-box><text:p text:style-name="P30"><text:span text:style-name="T16">C'</text:span></text:p></draw:text-box></draw:frame></draw:g></text:p>
      <text:p text:style-name="P3">Ce déplacement appelé <text:span text:style-name="T1">vecteur</text:span> est caractérisé par :</text:p>
      <text:list xml:id="list1661988539" text:style-name="tfPuce">
        <text:list-item>
          <text:p text:style-name="P20">une direction : (AA') // (BB') // (CC')</text:p>
        </text:list-item>
        <text:list-item>
          <text:p text:style-name="P20">un sens sur cette direction : « vers la droite »</text:p>
        </text:list-item>
        <text:list-item>
          <text:p text:style-name="P20">une distance <text:span text:style-name="T12">appelée norme du vecteur</text:span> : AA' = BB' = CC'</text:p>
        </text:list-item>
      </text:list>
      <text:p text:style-name="P1"/>
      <text:p text:style-name="P1"/>
      <text:list xml:id="list180218293033003" text:continue-list="list1314556989" text:style-name="tfNum_20_1_29_">
        <text:list-item>
          <text:p text:style-name="tfTitre_20_1_29_">Définition</text:p>
        </text:list-item>
      </text:list>
      <text:p text:style-name="P3">Soient A et A' deux points du plan.</text:p>
      <text:p text:style-name="P3">La translation de vecteur <draw:frame draw:style-name="fr1" draw:name="Objet1" text:anchor-type="as-char" svg:y="-0.653cm" svg:width="1.319cm" svg:height="0.788cm" draw:z-index="7"><draw:object xlink:href="./Object 1" xlink:type="simple" xlink:show="embed" xlink:actuate="onLoad"/><draw:image xlink:href="./ObjectReplacements/Object 1" xlink:type="simple" xlink:show="embed" xlink:actuate="onLoad"/></draw:frame><text:s/>associe à tout point B du plan le point B' tel que AA'B'B soit un parallélogramme (éventuellement aplati).</text:p>
      <text:p text:style-name="P3"/>
      <text:p text:style-name="P26">Notations :</text:p>
      <text:p text:style-name="P24">Un vecteur s’écrit toujours avec une flèche : <draw:frame draw:style-name="fr3" draw:name="Objet8" text:anchor-type="as-char" svg:y="-0.651cm" svg:width="1.147cm" svg:height="0.787cm" draw:z-index="57"><draw:object xlink:href="./Object 2" xlink:type="simple" xlink:show="embed" xlink:actuate="onLoad"/><draw:image xlink:href="./ObjectReplacements/Object 2" xlink:type="simple" xlink:show="embed" xlink:actuate="onLoad"/></draw:frame>, <draw:frame draw:style-name="fr3" draw:name="Objet9" text:anchor-type="as-char" svg:y="-0.564cm" svg:width="0.55cm" svg:height="0.702cm" draw:z-index="58"><draw:object xlink:href="./Object 3" xlink:type="simple" xlink:show="embed" xlink:actuate="onLoad"/><draw:image xlink:href="./ObjectReplacements/Object 3" xlink:type="simple" xlink:show="embed" xlink:actuate="onLoad"/></draw:frame>, …</text:p>
      <text:p text:style-name="P25">Sa norme <text:span text:style-name="T13">s’écrit : </text:span><text:s/><draw:frame draw:style-name="fr3" draw:name="Objet10" text:anchor-type="as-char" svg:y="-0.651cm" svg:width="1.757cm" svg:height="0.815cm" draw:z-index="59"><draw:object xlink:href="./Object 4" xlink:type="simple" xlink:show="embed" xlink:actuate="onLoad"/><draw:image xlink:href="./ObjectReplacements/Object 4" xlink:type="simple" xlink:show="embed" xlink:actuate="onLoad"/><svg:desc>formule</svg:desc></draw:frame>, <text:span text:style-name="T13">AB,</text:span> <draw:frame draw:style-name="fr3" draw:name="Objet11" text:anchor-type="as-char" svg:y="-0.564cm" svg:width="1.201cm" svg:height="0.73cm" draw:z-index="60"><draw:object xlink:href="./Object 7" xlink:type="simple" xlink:show="embed" xlink:actuate="onLoad"/><draw:image xlink:href="./ObjectReplacements/Object 7" xlink:type="simple" xlink:show="embed" xlink:actuate="onLoad"/><svg:desc>formule</svg:desc></draw:frame>, …</text:p>
      <text:list xml:id="list180217300247200" text:continue-numbering="true" text:style-name="tfNum_20_1_29_">
        <text:list-item>
          <text:p text:style-name="P27">Égalité de vecteurs</text:p>
        </text:list-item>
      </text:list>
      <text:p text:style-name="P3"><text:span text:style-name="T5">Les vecteurs </text:span><draw:frame draw:style-name="fr1" draw:name="Objet4" text:anchor-type="as-char" svg:y="-0.651cm" svg:width="1.318cm" svg:height="0.78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, <draw:frame draw:style-name="fr1" draw:name="Objet2" text:anchor-type="as-char" svg:y="-0.651cm" svg:width="1.236cm" svg:height="0.787cm" draw:z-index="9"><draw:object xlink:href="./Object 5" xlink:type="simple" xlink:show="embed" xlink:actuate="onLoad"/><draw:image xlink:href="./ObjectReplacements/Object 5" xlink:type="simple" xlink:show="embed" xlink:actuate="onLoad"/></draw:frame><text:s/>et <draw:frame draw:style-name="fr1" draw:name="Objet3" text:anchor-type="as-char" svg:y="-0.651cm" svg:width="1.221cm" svg:height="0.787cm" draw:z-index="10"><draw:object xlink:href="./Object 6" xlink:type="simple" xlink:show="embed" xlink:actuate="onLoad"/><draw:image xlink:href="./ObjectReplacements/Object 6" xlink:type="simple" xlink:show="embed" xlink:actuate="onLoad"/></draw:frame><text:s/><text:span text:style-name="T10">définis</text:span>sent ci-dessus la même translation. On dit qu<text:span text:style-name="T5">'ils sont égaux </text:span>et on écrit : <draw:frame draw:style-name="fr1" draw:name="Objet46" text:anchor-type="as-char" svg:y="-0.651cm" svg:width="4.33cm" svg:height="0.787cm" draw:z-index="11"><draw:object xlink:href="./Object 47" xlink:type="simple" xlink:show="embed" xlink:actuate="onLoad"/><draw:image xlink:href="./ObjectReplacements/Object 47" xlink:type="simple" xlink:show="embed" xlink:actuate="onLoad"/></draw:frame></text:p>
      <text:p text:style-name="P4"/>
      <text:p text:style-name="P4">Un vecteur n'est donc pas lié à un point de départ ou d'arrivée.</text:p>
      <text:p text:style-name="P12"><draw:g text:anchor-type="as-char" draw:z-index="3" draw:style-name="gr4"><draw:line draw:style-name="gr5" draw:text-style-name="P29" svg:x1="1.085cm" svg:y1="3.776cm" svg:x2="5.106cm" svg:y2="2.769cm"><text:p/></draw:line><draw:line draw:style-name="gr5" draw:text-style-name="P29" svg:x1="2.333cm" svg:y1="2.233cm" svg:x2="6.335cm" svg:y2="1.236cm"><text:p/></draw:line><draw:frame draw:style-name="gr6" draw:text-style-name="P31" svg:width="0.366cm" svg:height="0.571cm" svg:x="0cm" svg:y="1.104cm"><draw:text-box><text:p text:style-name="P30"><text:span text:style-name="T15">A</text:span></text:p></draw:text-box></draw:frame><draw:frame draw:style-name="gr6" draw:text-style-name="P31" svg:width="0.366cm" svg:height="0.571cm" svg:x="4.426cm" svg:y="0cm"><draw:text-box><text:p text:style-name="P30"><text:span text:style-name="T15">B</text:span></text:p></draw:text-box></draw:frame><draw:custom-shape draw:style-name="gr7" draw:text-style-name="P32" svg:width="0.101cm" svg:height="0.1cm" svg:x="0.27cm" svg:y="1.192cm"><text:p/><draw:enhanced-geometry svg:viewBox="0 0 21600 21600" draw:glue-points="10800 0 0 10800 10800 21600 21600 10800" draw:path-stretchpoint-x="10800" draw:path-stretchpoint-y="10800" draw:text-areas="?f1 ?f1 ?f2 ?f3" draw:type="cross" draw:modifiers="8872.9139922978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7" draw:text-style-name="P32" svg:width="0.101cm" svg:height="0.101cm" svg:x="4.276cm" svg:y="0.187cm"><text:p/><draw:enhanced-geometry svg:viewBox="0 0 21600 21600" draw:glue-points="10800 0 0 10800 10800 21600 21600 10800" draw:path-stretchpoint-x="10800" draw:path-stretchpoint-y="10800" draw:text-areas="?f1 ?f1 ?f2 ?f3" draw:type="cross" draw:modifiers="8872.9139922978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gr8" draw:text-style-name="P33" svg:width="0.907cm" svg:height="0.627cm" svg:x="3.814cm" svg:y="1.05cm"><draw:image xlink:href="Pictures/200000160000034000000206A3FB3AFE43FC6374.svm" xlink:type="simple" xlink:show="embed" xlink:actuate="onLoad" loext:mime-type="image/x-svm"><text:p/></draw:image><draw:image xlink:href="Pictures/100002000000001F0000001412889CA5ED026FBD.png" xlink:type="simple" xlink:show="embed" xlink:actuate="onLoad" loext:mime-type="image/png"/></draw:frame><draw:frame draw:style-name="gr8" draw:text-style-name="P33" svg:width="0.473cm" svg:height="0.542cm" svg:x="2.843cm" svg:y="2.653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/draw:g></text:p>
      <text:p text:style-name="P3"/>
      <text:p text:style-name="P3"/>
      <text:list xml:id="list180218849385508" text:continue-numbering="true" text:style-name="tfNum_20_1_29_">
        <text:list-item>
          <text:p text:style-name="tfTitre_20_1_29_">Vecteur nul</text:p>
        </text:list-item>
      </text:list>
      <text:p text:style-name="P3">Quelque soit le point A du plan, <text:span text:style-name="T5">le vecteur </text:span><text:span text:style-name="T5"><draw:frame draw:style-name="fr1" draw:name="Objet5" text:anchor-type="as-char" svg:y="-0.653cm" svg:width="1.214cm" svg:height="0.788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5"><text:s/>correspond à un déplacement nul. On l'appelle </text:span>« vecteur nul » et <text:span text:style-name="T5">on le </text:span>note <draw:frame draw:style-name="fr1" draw:name="Objet47" text:anchor-type="as-char" svg:y="-0.653cm" svg:width="0.55cm" svg:height="0.788cm" draw:z-index="13"><draw:object xlink:href="./Object 57" xlink:type="simple" xlink:show="embed" xlink:actuate="onLoad"/><draw:image xlink:href="./ObjectReplacements/Object 57" xlink:type="simple" xlink:show="embed" xlink:actuate="onLoad"/></draw:frame> : <draw:frame draw:style-name="fr1" draw:name="Objet57" text:anchor-type="as-char" svg:y="-0.651cm" svg:width="2.092cm" svg:height="0.788cm" draw:z-index="14"><draw:object xlink:href="./Object 58" xlink:type="simple" xlink:show="embed" xlink:actuate="onLoad"/><draw:image xlink:href="./ObjectReplacements/Object 58" xlink:type="simple" xlink:show="embed" xlink:actuate="onLoad"/></draw:frame></text:p>
      <text:p text:style-name="P3"/>
      <text:p text:style-name="P3"><draw:frame text:anchor-type="paragraph" draw:z-index="0" draw:style-name="gr1" draw:text-style-name="P28" svg:width="5.016cm" svg:height="2.193cm" svg:x="13.984cm" svg:y="5.756cm"><draw:text-box><text:p><text:span text:style-name="T14">p131 : 1, 2, 3</text:span></text:p><text:p><text:span text:style-name="T14">p142 : 38, 39, 48</text:span></text:p><text:p><text:span text:style-name="T14">p146 : 88</text:span></text:p></draw:text-box></draw:frame></text:p>
      <text:list xml:id="list180218575370498" text:continue-list="list2530586843" text:style-name="tfNum_20_I_29_">
        <text:list-item>
          <text:p text:style-name="P17">Somme de vecteurs</text:p>
        </text:list-item>
      </text:list>
      <text:list xml:id="list180218043691814" text:continue-list="list180218849385508" text:style-name="tfNum_20_1_29_">
        <text:list-item text:start-value="1">
          <text:p text:style-name="tfTitre_20_1_29_">Somme</text:p>
        </text:list-item>
      </text:list>
      <text:p text:style-name="P5"><text:span text:style-name="T6">O</text:span>n appelle somme des vecteurs <draw:frame draw:style-name="fr1" draw:name="Objet6" text:anchor-type="as-char" svg:y="-0.566cm" svg:width="0.55cm" svg:height="0.704cm" draw:z-index="15"><draw:object xlink:href="./Object 11" xlink:type="simple" xlink:show="embed" xlink:actuate="onLoad"/><draw:image xlink:href="./ObjectReplacements/Object 11" xlink:type="simple" xlink:show="embed" xlink:actuate="onLoad"/></draw:frame><text:s/>et <draw:frame draw:style-name="fr1" draw:name="Objet7" text:anchor-type="as-char" svg:y="-0.566cm" svg:width="0.55cm" svg:height="0.704cm" draw:z-index="16"><draw:object xlink:href="./Object 12" xlink:type="simple" xlink:show="embed" xlink:actuate="onLoad"/><draw:image xlink:href="./ObjectReplacements/Object 12" xlink:type="simple" xlink:show="embed" xlink:actuate="onLoad"/></draw:frame><text:s/>le vecteur noté <draw:frame draw:style-name="fr1" draw:name="Objet58" text:anchor-type="as-char" svg:y="-0.566cm" svg:width="1.316cm" svg:height="0.704cm" draw:z-index="17"><draw:object xlink:href="./Object 68" xlink:type="simple" xlink:show="embed" xlink:actuate="onLoad"/><draw:image xlink:href="./ObjectReplacements/Object 68" xlink:type="simple" xlink:show="embed" xlink:actuate="onLoad"/></draw:frame><text:s/>obtenu en enchaînant la translation de vecteur <draw:frame draw:style-name="fr1" draw:name="Objet68" text:anchor-type="as-char" svg:y="-0.566cm" svg:width="0.55cm" svg:height="0.704cm" draw:z-index="18"><draw:object xlink:href="./Object 69" xlink:type="simple" xlink:show="embed" xlink:actuate="onLoad"/><draw:image xlink:href="./ObjectReplacements/Object 69" xlink:type="simple" xlink:show="embed" xlink:actuate="onLoad"/></draw:frame><text:s/>avec celle de vecteur <draw:frame draw:style-name="fr1" draw:name="Objet69" text:anchor-type="as-char" svg:y="-0.566cm" svg:width="0.55cm" svg:height="0.704cm" draw:z-index="19"><draw:object xlink:href="./Object 70" xlink:type="simple" xlink:show="embed" xlink:actuate="onLoad"/><draw:image xlink:href="./ObjectReplacements/Object 70" xlink:type="simple" xlink:show="embed" xlink:actuate="onLoad"/></draw:frame>.</text:p>
      <text:p text:style-name="P13"><draw:g text:anchor-type="as-char" draw:z-index="36" draw:style-name="gr4"><draw:line draw:style-name="gr5" draw:text-style-name="P29" svg:x1="-0.001cm" svg:y1="1.1cm" svg:x2="4.02cm" svg:y2="0.093cm"><text:p/></draw:line><draw:line draw:style-name="gr5" draw:text-style-name="P29" svg:x1="5.531cm" svg:y1="1.566cm" svg:x2="9.565cm" svg:y2="0.559cm"><text:p/></draw:line><draw:frame draw:style-name="gr36" draw:text-style-name="P36" svg:width="0.366cm" svg:height="0.571cm" svg:x="5.122cm" svg:y="1.332cm"><draw:text-box><text:p text:style-name="P30"><text:span text:style-name="T16">A</text:span></text:p></draw:text-box></draw:frame><draw:frame draw:style-name="gr36" draw:text-style-name="P36" svg:width="0.366cm" svg:height="0.571cm" svg:x="9.64cm" svg:y="0.108cm"><draw:text-box><text:p text:style-name="P30"><text:span text:style-name="T16">B</text:span></text:p></draw:text-box></draw:frame><draw:custom-shape draw:style-name="gr7" draw:text-style-name="P32" svg:width="0.101cm" svg:height="0.101cm" svg:x="5.484cm" svg:y="1.52cm"><text:p/><draw:enhanced-geometry svg:viewBox="0 0 21600 21600" draw:glue-points="10800 0 0 10800 10800 21600 21600 10800" draw:path-stretchpoint-x="10800" draw:path-stretchpoint-y="10800" draw:text-areas="?f1 ?f1 ?f2 ?f3" draw:type="cross" draw:modifiers="8872.9139922978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7" draw:text-style-name="P32" svg:width="0.101cm" svg:height="0.101cm" svg:x="9.49cm" svg:y="0.52cm"><text:p/><draw:enhanced-geometry svg:viewBox="0 0 21600 21600" draw:glue-points="10800 0 0 10800 10800 21600 21600 10800" draw:path-stretchpoint-x="10800" draw:path-stretchpoint-y="10800" draw:text-areas="?f1 ?f1 ?f2 ?f3" draw:type="cross" draw:modifiers="8872.9139922978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34" draw:text-style-name="P29" svg:x1="5.531cm" svg:y1="1.573cm" svg:x2="10.783cm" svg:y2="2.535cm"><text:p/></draw:line><draw:line draw:style-name="gr5" draw:text-style-name="P29" svg:x1="9.543cm" svg:y1="0.575cm" svg:x2="10.776cm" svg:y2="2.547cm"><text:p/></draw:line><draw:line draw:style-name="gr5" draw:text-style-name="P29" svg:x1="2.38cm" svg:y1="1.266cm" svg:x2="3.613cm" svg:y2="3.238cm"><text:p/></draw:line><draw:custom-shape draw:style-name="gr7" draw:text-style-name="P32" svg:width="0.101cm" svg:height="0.101cm" svg:x="10.721cm" svg:y="2.477cm"><text:p/><draw:enhanced-geometry svg:viewBox="0 0 21600 21600" draw:glue-points="10800 0 0 10800 10800 21600 21600 10800" draw:path-stretchpoint-x="10800" draw:path-stretchpoint-y="10800" draw:text-areas="?f1 ?f1 ?f2 ?f3" draw:type="cross" draw:modifiers="8872.9139922978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gr36" draw:text-style-name="P36" svg:width="0.366cm" svg:height="0.571cm" svg:x="10.89cm" svg:y="2.409cm"><draw:text-box><text:p text:style-name="P30"><text:span text:style-name="T16">C</text:span></text:p></draw:text-box></draw:frame><draw:frame draw:style-name="gr39" draw:text-style-name="P37" svg:width="0.473cm" svg:height="0.528cm" svg:x="1.672cm" svg:y="0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draw:frame draw:style-name="gr39" draw:text-style-name="P37" svg:width="0.473cm" svg:height="0.528cm" svg:x="7.362cm" svg:y="0.415cm"><draw:image xlink:href="Pictures/20000016000001B2000001D467982BB34B20E046.svm" xlink:type="simple" xlink:show="embed" xlink:actuate="onLoad" loext:mime-type="image/x-svm"><text:p/></draw:image><draw:image xlink:href="Pictures/1000020000000010000000123B766D73B95A0367.png" xlink:type="simple" xlink:show="embed" xlink:actuate="onLoad" loext:mime-type="image/png"/></draw:frame><draw:frame draw:style-name="gr39" draw:text-style-name="P37" svg:width="0.473cm" svg:height="0.528cm" svg:x="2.981cm" svg:y="1.647cm"><draw:image xlink:href="Pictures/20000016000001B2000001D4D41C1C9AB2F4CCEF.svm" xlink:type="simple" xlink:show="embed" xlink:actuate="onLoad" loext:mime-type="image/x-svm"><text:p/></draw:image><draw:image xlink:href="Pictures/1000020000000010000000129A13FB2BEC6C7CDD.png" xlink:type="simple" xlink:show="embed" xlink:actuate="onLoad" loext:mime-type="image/png"/></draw:frame><draw:frame draw:style-name="gr39" draw:text-style-name="P37" svg:width="0.473cm" svg:height="0.528cm" svg:x="10.271cm" svg:y="1.058cm"><draw:image xlink:href="Pictures/20000016000001B2000001D4D41C1C9AB2F4CCEF.svm" xlink:type="simple" xlink:show="embed" xlink:actuate="onLoad" loext:mime-type="image/x-svm"><text:p/></draw:image><draw:image xlink:href="Pictures/1000020000000010000000129A13FB2BEC6C7CDD.png" xlink:type="simple" xlink:show="embed" xlink:actuate="onLoad" loext:mime-type="image/png"/></draw:frame><draw:frame draw:style-name="gr8" draw:text-style-name="P33" svg:width="1.086cm" svg:height="0.542cm" svg:x="7.479cm" svg:y="2.295cm"><draw:image xlink:href="Pictures/2000002B000003BD000001D44002069FE06F5B85.svm" xlink:type="simple" xlink:show="embed" xlink:actuate="onLoad" loext:mime-type="image/x-svm"><text:p/></draw:image><draw:image xlink:href="Pictures/100002000000002400000012F2361F1B534E135A.png" xlink:type="simple" xlink:show="embed" xlink:actuate="onLoad" loext:mime-type="image/png"/></draw:frame></draw:g></text:p>
      <text:p text:style-name="P5">Relation de Chasles :</text:p>
      <text:p text:style-name="P5">Quels que soient A, B et C, on a toujours : <draw:frame draw:style-name="fr1" draw:name="Objet70" text:anchor-type="as-char" svg:y="-0.653cm" svg:width="3.911cm" svg:height="0.788cm" draw:z-index="20"><draw:object xlink:href="./Object 71" xlink:type="simple" xlink:show="embed" xlink:actuate="onLoad"/><draw:image xlink:href="./ObjectReplacements/Object 71" xlink:type="simple" xlink:show="embed" xlink:actuate="onLoad"/></draw:frame></text:p>
      <text:p text:style-name="P3"/>
      <text:list xml:id="list180217081175515" text:continue-numbering="true" text:style-name="tfNum_20_1_29_">
        <text:list-item>
          <text:p text:style-name="tfTitre_20_1_29_">Opposé</text:p>
        </text:list-item>
      </text:list>
      <text:p text:style-name="P5">L'opposé d'un vecteur <draw:frame draw:style-name="fr1" draw:name="Objet94" text:anchor-type="as-char" svg:y="-0.566cm" svg:width="0.55cm" svg:height="0.704cm" draw:z-index="21"><draw:object xlink:href="./Object 95" xlink:type="simple" xlink:show="embed" xlink:actuate="onLoad"/><draw:image xlink:href="./ObjectReplacements/Object 95" xlink:type="simple" xlink:show="embed" xlink:actuate="onLoad"/></draw:frame><text:s/>est le vecteur noté <draw:frame draw:style-name="fr1" draw:name="Objet95" text:anchor-type="as-char" svg:y="-0.566cm" svg:width="1.05cm" svg:height="0.704cm" draw:z-index="22"><draw:object xlink:href="./Object 96" xlink:type="simple" xlink:show="embed" xlink:actuate="onLoad"/><draw:image xlink:href="./ObjectReplacements/Object 96" xlink:type="simple" xlink:show="embed" xlink:actuate="onLoad"/></draw:frame><text:s/>qui caractérise la translation « en sens inverse ». (même direction et même longueur)</text:p>
      <text:p text:style-name="P13"><draw:g text:anchor-type="as-char" draw:z-index="37" draw:style-name="gr4"><draw:frame draw:style-name="gr36" draw:text-style-name="P36" svg:width="0.366cm" svg:height="0.571cm" svg:x="0cm" svg:y="1.101cm"><draw:text-box><text:p text:style-name="P30"><text:span text:style-name="T16">A</text:span></text:p></draw:text-box></draw:frame><draw:frame draw:style-name="gr36" draw:text-style-name="P36" svg:width="0.366cm" svg:height="0.571cm" svg:x="4.544cm" svg:y="0cm"><draw:text-box><text:p text:style-name="P30"><text:span text:style-name="T16">B</text:span></text:p></draw:text-box></draw:frame><draw:custom-shape draw:style-name="gr7" draw:text-style-name="P32" svg:width="0.101cm" svg:height="0.103cm" svg:x="0.362cm" svg:y="1.244cm"><text:p/><draw:enhanced-geometry svg:viewBox="0 0 21600 21600" draw:glue-points="10800 0 0 10800 10800 21600 21600 10800" draw:path-stretchpoint-x="10800" draw:path-stretchpoint-y="10800" draw:text-areas="?f1 ?f1 ?f2 ?f3" draw:type="cross" draw:modifiers="8872.9139922978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draw:style-name="gr7" draw:text-style-name="P32" svg:width="0.1cm" svg:height="0.101cm" svg:x="4.38cm" svg:y="0.249cm"><text:p/><draw:enhanced-geometry svg:viewBox="0 0 21600 21600" draw:glue-points="10800 0 0 10800 10800 21600 21600 10800" draw:path-stretchpoint-x="10800" draw:path-stretchpoint-y="10800" draw:text-areas="?f1 ?f1 ?f2 ?f3" draw:type="cross" draw:modifiers="8872.91399229782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line draw:style-name="gr5" draw:text-style-name="P29" svg:x1="0.401cm" svg:y1="1.298cm" svg:x2="4.435cm" svg:y2="0.291cm"><text:p/></draw:line><draw:line draw:style-name="gr40" draw:text-style-name="P29" svg:x1="3.011cm" svg:y1="2.143cm" svg:x2="7.045cm" svg:y2="1.136cm"><text:p/></draw:line><draw:frame draw:style-name="gr39" draw:text-style-name="P37" svg:width="3.118cm" svg:height="0.81cm" svg:x="8.631cm" svg:y="0.589cm"><draw:image xlink:href="Pictures/200000550000085E000002198C7D1C092596024A.svm" xlink:type="simple" xlink:show="embed" xlink:actuate="onLoad" loext:mime-type="image/x-svm"><text:p/></draw:image><draw:image xlink:href="Pictures/100002000000005100000014C4C4B045BA0AE452.png" xlink:type="simple" xlink:show="embed" xlink:actuate="onLoad" loext:mime-type="image/png"/></draw:frame><draw:frame draw:style-name="gr8" draw:text-style-name="P33" svg:width="0.858cm" svg:height="0.544cm" svg:x="5.085cm" svg:y="1.722cm"><draw:image xlink:href="Pictures/2000001D0000035A000002223161E7940FCD5F19.svm" xlink:type="simple" xlink:show="embed" xlink:actuate="onLoad" loext:mime-type="image/x-svm"><text:p/></draw:image><draw:image xlink:href="Pictures/100002000000002000000015BF36DBC8004EDD49.png" xlink:type="simple" xlink:show="embed" xlink:actuate="onLoad" loext:mime-type="image/png"/></draw:frame><draw:frame draw:style-name="gr8" draw:text-style-name="P33" svg:width="0.475cm" svg:height="0.555cm" svg:x="2.081cm" svg:y="0.175cm"><draw:image xlink:href="Pictures/20000016000001D8000002225EF8B1450B32BBC2.svm" xlink:type="simple" xlink:show="embed" xlink:actuate="onLoad" loext:mime-type="image/x-svm"><text:p/></draw:image><draw:image xlink:href="Pictures/100002000000001200000015A46DDDBF749C325E.png" xlink:type="simple" xlink:show="embed" xlink:actuate="onLoad" loext:mime-type="image/png"/></draw:frame></draw:g></text:p>
      <text:p text:style-name="P5"/>
      <text:p text:style-name="P5">D'après Chasles, <draw:frame draw:style-name="fr1" draw:name="Objet107" text:anchor-type="as-char" svg:y="-0.653cm" svg:width="4.891cm" svg:height="0.788cm" draw:z-index="23"><draw:object xlink:href="./Object 107" xlink:type="simple" xlink:show="embed" xlink:actuate="onLoad"/><draw:image xlink:href="./ObjectReplacements/Object 107" xlink:type="simple" xlink:show="embed" xlink:actuate="onLoad"/></draw:frame><text:s/>donc <draw:frame draw:style-name="fr1" draw:name="Objet108" text:anchor-type="as-char" svg:y="-0.653cm" svg:width="3.069cm" svg:height="0.788cm" draw:z-index="24"><draw:object xlink:href="./Object 108" xlink:type="simple" xlink:show="embed" xlink:actuate="onLoad"/><draw:image xlink:href="./ObjectReplacements/Object 108" xlink:type="simple" xlink:show="embed" xlink:actuate="onLoad"/></draw:frame></text:p>
      <text:p text:style-name="P5"/>
      <text:list xml:id="list180217689272240" text:continue-numbering="true" text:style-name="tfNum_20_1_29_">
        <text:list-item>
          <text:p text:style-name="tfTitre_20_1_29_">Différence</text:p>
        </text:list-item>
      </text:list>
      <text:p text:style-name="P5">La différence de<text:span text:style-name="T6">s</text:span> vecteurs <draw:frame draw:style-name="fr1" draw:name="Objet109" text:anchor-type="as-char" svg:y="-0.566cm" svg:width="0.55cm" svg:height="0.704cm" draw:z-index="25"><draw:object xlink:href="./Object 109" xlink:type="simple" xlink:show="embed" xlink:actuate="onLoad"/><draw:image xlink:href="./ObjectReplacements/Object 109" xlink:type="simple" xlink:show="embed" xlink:actuate="onLoad"/></draw:frame><text:s/>et <draw:frame draw:style-name="fr1" draw:name="Objet110" text:anchor-type="as-char" svg:y="-0.566cm" svg:width="0.55cm" svg:height="0.704cm" draw:z-index="54"><draw:object xlink:href="./Object 110" xlink:type="simple" xlink:show="embed" xlink:actuate="onLoad"/><draw:image xlink:href="./ObjectReplacements/Object 110" xlink:type="simple" xlink:show="embed" xlink:actuate="onLoad"/></draw:frame><text:s/>est la somme de <draw:frame draw:style-name="fr1" draw:name="Objet111" text:anchor-type="as-char" svg:y="-0.566cm" svg:width="0.55cm" svg:height="0.704cm" draw:z-index="55"><draw:object xlink:href="./Object 111" xlink:type="simple" xlink:show="embed" xlink:actuate="onLoad"/><draw:image xlink:href="./ObjectReplacements/Object 111" xlink:type="simple" xlink:show="embed" xlink:actuate="onLoad"/></draw:frame><text:s/>avec l'opposé de <draw:frame draw:style-name="fr1" draw:name="Objet112" text:anchor-type="as-char" svg:y="-0.566cm" svg:width="0.55cm" svg:height="0.704cm" draw:z-index="56"><draw:object xlink:href="./Object 112" xlink:type="simple" xlink:show="embed" xlink:actuate="onLoad"/><draw:image xlink:href="./ObjectReplacements/Object 112" xlink:type="simple" xlink:show="embed" xlink:actuate="onLoad"/></draw:frame><text:s/></text:p>
      <text:p text:style-name="P14"><draw:frame text:anchor-type="paragraph" draw:z-index="1" draw:style-name="gr2" draw:text-style-name="P28" svg:width="5.783cm" svg:height="5.845cm" svg:x="13.217cm" svg:y="3.023cm"><draw:text-box><text:p><text:span text:style-name="T14">p142 : 40, 41</text:span></text:p><text:p><text:span text:style-name="T14">p143 : 50, 52, 53, 54</text:span></text:p><text:p><text:span text:style-name="T14">p147 : 96, 99</text:span></text:p><text:p><text:span text:style-name="T14"/></text:p><text:p><text:span text:style-name="T14">démonstrations</text:span></text:p><text:p><text:span text:style-name="T14">p143 : 55</text:span></text:p><text:p><text:span text:style-name="T14">p146 : 90</text:span></text:p><text:p><text:span text:style-name="T14">p147 : 97, 98, 100</text:span></text:p></draw:text-box></draw:frame><draw:g text:anchor-type="as-char" draw:z-index="52" draw:style-name="gr4"><draw:line draw:style-name="gr5" draw:text-style-name="P29" svg:x1="-0.001cm" svg:y1="1.201cm" svg:x2="4.02cm" svg:y2="0.194cm"><text:p/></draw:line><draw:line draw:style-name="gr5" draw:text-style-name="P29" svg:x1="6.788cm" svg:y1="3.192cm" svg:x2="10.822cm" svg:y2="2.185cm"><text:p/></draw:line><draw:line draw:style-name="gr34" draw:text-style-name="P29" svg:x1="6.766cm" svg:y1="3.199cm" svg:x2="9.559cm" svg:y2="0.243cm"><text:p/></draw:line><draw:line draw:style-name="gr41" draw:text-style-name="P29" svg:x1="9.562cm" svg:y1="0.222cm" svg:x2="10.795cm" svg:y2="2.194cm"><text:p/></draw:line><draw:line draw:style-name="gr5" draw:text-style-name="P29" svg:x1="2.38cm" svg:y1="1.367cm" svg:x2="3.613cm" svg:y2="3.339cm"><text:p/></draw:line><draw:frame draw:style-name="gr39" draw:text-style-name="P37" svg:width="4.001cm" svg:height="0.724cm" svg:x="13.157cm" svg:y="1.214cm"><draw:image xlink:href="Pictures/2000006A00000AAB000001E4C5705232EB6281E2.svm" xlink:type="simple" xlink:show="embed" xlink:actuate="onLoad" loext:mime-type="image/x-svm"><text:p/></draw:image><draw:image xlink:href="Pictures/100002000000006700000012D9950E584DB035A7.png" xlink:type="simple" xlink:show="embed" xlink:actuate="onLoad" loext:mime-type="image/png"/></draw:frame><draw:frame draw:style-name="gr8" draw:text-style-name="P33" svg:width="1.156cm" svg:height="0.555cm" svg:x="7.036cm" svg:y="1.005cm"><draw:image xlink:href="Pictures/2000002B0000048200000222D97DDB20A2B9CD39.svm" xlink:type="simple" xlink:show="embed" xlink:actuate="onLoad" loext:mime-type="image/x-svm"><text:p/></draw:image><draw:image xlink:href="Pictures/100002000000002C00000015A3DB8306335C7266.png" xlink:type="simple" xlink:show="embed" xlink:actuate="onLoad" loext:mime-type="image/png"/></draw:frame><draw:frame draw:style-name="gr8" draw:text-style-name="P33" svg:width="0.858cm" svg:height="0.556cm" svg:x="10.291cm" svg:y="0.713cm"><draw:image xlink:href="Pictures/2000001D0000035A000002220B6DD8F2E7BB5844.svm" xlink:type="simple" xlink:show="embed" xlink:actuate="onLoad" loext:mime-type="image/x-svm"><text:p/></draw:image><draw:image xlink:href="Pictures/1000020000000020000000159A834137CFA2DB60.png" xlink:type="simple" xlink:show="embed" xlink:actuate="onLoad" loext:mime-type="image/png"/></draw:frame><draw:frame draw:style-name="gr8" draw:text-style-name="P33" svg:width="0.473cm" svg:height="0.555cm" svg:x="8.664cm" svg:y="2.805cm"><draw:image xlink:href="Pictures/20000016000001D8000002225EF8B1450B32BBC2.svm" xlink:type="simple" xlink:show="embed" xlink:actuate="onLoad" loext:mime-type="image/x-svm"><text:p/></draw:image><draw:image xlink:href="Pictures/100002000000001200000015A46DDDBF749C325E.png" xlink:type="simple" xlink:show="embed" xlink:actuate="onLoad" loext:mime-type="image/png"/></draw:frame><draw:frame draw:style-name="gr8" draw:text-style-name="P33" svg:width="0.473cm" svg:height="0.556cm" svg:x="1.64cm" svg:y="0cm"><draw:image xlink:href="Pictures/20000016000001D8000002225EF8B1450B32BBC2.svm" xlink:type="simple" xlink:show="embed" xlink:actuate="onLoad" loext:mime-type="image/x-svm"><text:p/></draw:image><draw:image xlink:href="Pictures/100002000000001200000015A46DDDBF749C325E.png" xlink:type="simple" xlink:show="embed" xlink:actuate="onLoad" loext:mime-type="image/png"/></draw:frame><draw:frame draw:style-name="gr8" draw:text-style-name="P33" svg:width="0.473cm" svg:height="0.556cm" svg:x="3.122cm" svg:y="1.746cm"><draw:image xlink:href="Pictures/20000016000001D70000022217848687971F3308.svm" xlink:type="simple" xlink:show="embed" xlink:actuate="onLoad" loext:mime-type="image/x-svm"><text:p/></draw:image><draw:image xlink:href="Pictures/100002000000001200000015AD774141D277C569.png" xlink:type="simple" xlink:show="embed" xlink:actuate="onLoad" loext:mime-type="image/png"/></draw:frame></draw:g></text:p>
      <text:p text:style-name="P5"/>
      <text:list xml:id="list180218634233424" text:continue-list="list180218575370498" text:style-name="tfNum_20_I_29_">
        <text:list-item>
          <text:p text:style-name="P18">Produit d'un vecteur par un réel</text:p>
        </text:list-item>
      </text:list>
      <text:list xml:id="list180218007247723" text:continue-list="list180217689272240" text:style-name="tfNum_20_1_29_">
        <text:list-item text:start-value="1">
          <text:p text:style-name="tfTitre_20_1_29_">Intuitivement</text:p>
        </text:list-item>
      </text:list>
      <text:p text:style-name="P6"><draw:frame draw:style-name="fr1" draw:name="Objet114" text:anchor-type="as-char" svg:y="-0.653cm" svg:width="4.911cm" svg:height="0.79cm" draw:z-index="26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"><draw:g text:anchor-type="paragraph" draw:z-index="53" draw:style-name="gr9"><draw:g draw:style-name="gr17"><draw:line draw:style-name="gr42" draw:text-style-name="P34" svg:x1="9.162cm" svg:y1="0.678cm" svg:x2="16.897cm" svg:y2="0.678cm"><text:p/></draw:line><draw:line draw:style-name="gr11" draw:text-style-name="P34" svg:x1="9.899cm" svg:y1="0.529cm" svg:x2="9.899cm" svg:y2="0.829cm"><text:p/></draw:line><draw:line draw:style-name="gr11" draw:text-style-name="P34" svg:x1="10.899cm" svg:y1="0.529cm" svg:x2="10.899cm" svg:y2="0.829cm"><text:p/></draw:line><draw:line draw:style-name="gr11" draw:text-style-name="P34" svg:x1="11.901cm" svg:y1="0.529cm" svg:x2="11.901cm" svg:y2="0.829cm"><text:p/></draw:line><draw:line draw:style-name="gr11" draw:text-style-name="P34" svg:x1="12.897cm" svg:y1="0.529cm" svg:x2="12.897cm" svg:y2="0.829cm"><text:p/></draw:line><draw:line draw:style-name="gr11" draw:text-style-name="P34" svg:x1="13.897cm" svg:y1="0.529cm" svg:x2="13.897cm" svg:y2="0.829cm"><text:p/></draw:line><draw:line draw:style-name="gr11" draw:text-style-name="P34" svg:x1="14.896cm" svg:y1="0.529cm" svg:x2="14.896cm" svg:y2="0.829cm"><text:p/></draw:line><draw:line draw:style-name="gr11" draw:text-style-name="P34" svg:x1="15.898cm" svg:y1="0.529cm" svg:x2="15.898cm" svg:y2="0.829cm"><text:p/></draw:line></draw:g><draw:g draw:style-name="gr17"><draw:frame draw:style-name="gr12" draw:text-style-name="P31" svg:width="0.535cm" svg:height="0.821cm" svg:x="9.635cm" svg:y="0.744cm"><draw:text-box><text:p text:style-name="P30"><text:span text:style-name="T15">A</text:span></text:p></draw:text-box></draw:frame><draw:frame draw:style-name="gr12" draw:text-style-name="P31" svg:width="0.535cm" svg:height="0.821cm" svg:x="10.635cm" svg:y="0.744cm"><draw:text-box><text:p text:style-name="P30"><text:span text:style-name="T15">B</text:span></text:p></draw:text-box></draw:frame><draw:frame draw:style-name="gr43" draw:text-style-name="P31" svg:width="0.562cm" svg:height="0.821cm" svg:x="12.619cm" svg:y="0.744cm"><draw:text-box><text:p text:style-name="P30"><text:span text:style-name="T15">C</text:span></text:p></draw:text-box></draw:frame><draw:frame draw:style-name="gr43" draw:text-style-name="P31" svg:width="0.562cm" svg:height="0.821cm" svg:x="15.632cm" svg:y="0.744cm"><draw:text-box><text:p text:style-name="P30"><text:span text:style-name="T15">D</text:span></text:p></draw:text-box></draw:frame></draw:g><draw:line draw:style-name="gr44" draw:text-style-name="P29" svg:x1="12.901cm" svg:y1="0.678cm" svg:x2="14.949cm" svg:y2="0.678cm"><text:p/></draw:line><draw:frame draw:style-name="gr8" draw:text-style-name="P33" svg:width="0.473cm" svg:height="0.556cm" svg:x="13.494cm" svg:y="0.143cm"><draw:image xlink:href="Pictures/20000016000001D8000002225EF8B1450B32BBC2.svm" xlink:type="simple" xlink:show="embed" xlink:actuate="onLoad" loext:mime-type="image/x-svm"><text:p/></draw:image><draw:image xlink:href="Pictures/100002000000001200000015A46DDDBF749C325E.png" xlink:type="simple" xlink:show="embed" xlink:actuate="onLoad" loext:mime-type="image/png"/></draw:frame></draw:g><draw:frame draw:style-name="fr1" draw:name="Objet115" text:anchor-type="as-char" svg:y="-0.931cm" svg:width="2.547cm" svg:height="1.52cm" draw:z-index="27"><draw:object xlink:href="./Object 115" xlink:type="simple" xlink:show="embed" xlink:actuate="onLoad"/><draw:image xlink:href="./ObjectReplacements/Object 115" xlink:type="simple" xlink:show="embed" xlink:actuate="onLoad"/></draw:frame></text:p>
      <text:p text:style-name="P6"><draw:frame draw:style-name="fr1" draw:name="Objet116" text:anchor-type="as-char" svg:y="-0.931cm" svg:width="3.041cm" svg:height="1.52cm" draw:z-index="28"><draw:object xlink:href="./Object 116" xlink:type="simple" xlink:show="embed" xlink:actuate="onLoad"/><draw:image xlink:href="./ObjectReplacements/Object 116" xlink:type="simple" xlink:show="embed" xlink:actuate="onLoad"/></draw:frame></text:p>
      <text:p text:style-name="P3"/>
      <text:p text:style-name="P3"/>
      <text:list xml:id="list180217570642662" text:continue-numbering="true" text:style-name="tfNum_20_1_29_">
        <text:list-item>
          <text:p text:style-name="tfTitre_20_1_29_">Définition</text:p>
        </text:list-item>
      </text:list>
      <text:p text:style-name="P6">On appelle produit du <text:span text:style-name="T9">vecteur</text:span> <draw:frame draw:style-name="fr1" draw:name="Objet117" text:anchor-type="as-char" svg:y="-0.566cm" svg:width="0.55cm" svg:height="0.704cm" draw:z-index="29"><draw:object xlink:href="./Object 117" xlink:type="simple" xlink:show="embed" xlink:actuate="onLoad"/><draw:image xlink:href="./ObjectReplacements/Object 117" xlink:type="simple" xlink:show="embed" xlink:actuate="onLoad"/></draw:frame><text:s/>par le réel <text:span text:style-name="T2">k</text:span> le vecteur noté <draw:frame draw:style-name="fr1" draw:name="Objet118" text:anchor-type="as-char" svg:y="-0.566cm" svg:width="0.981cm" svg:height="0.704cm" draw:z-index="30"><draw:object xlink:href="./Object 118" xlink:type="simple" xlink:show="embed" xlink:actuate="onLoad"/><draw:image xlink:href="./ObjectReplacements/Object 118" xlink:type="simple" xlink:show="embed" xlink:actuate="onLoad"/></draw:frame><text:s/>obtenu en enchaînant <text:span text:style-name="T2">k</text:span> fois la translation de vecteur <draw:frame draw:style-name="fr1" draw:name="Objet119" text:anchor-type="as-char" svg:y="-0.566cm" svg:width="0.55cm" svg:height="0.704cm" draw:z-index="31"><draw:object xlink:href="./Object 119" xlink:type="simple" xlink:show="embed" xlink:actuate="onLoad"/><draw:image xlink:href="./ObjectReplacements/Object 119" xlink:type="simple" xlink:show="embed" xlink:actuate="onLoad"/></draw:frame>.</text:p>
      <text:p text:style-name="P6"/>
      <text:p text:style-name="P6"/>
      <text:list xml:id="list180218968935556" text:continue-numbering="true" text:style-name="tfNum_20_1_29_">
        <text:list-item>
          <text:p text:style-name="tfTitre_20_1_29_">Propriétés</text:p>
        </text:list-item>
      </text:list>
      <text:p text:style-name="P6">Pour tous les vecteurs <draw:frame draw:style-name="fr1" draw:name="Objet120" text:anchor-type="as-char" svg:y="-0.566cm" svg:width="0.55cm" svg:height="0.704cm" draw:z-index="32"><draw:object xlink:href="./Object 120" xlink:type="simple" xlink:show="embed" xlink:actuate="onLoad"/><draw:image xlink:href="./ObjectReplacements/Object 120" xlink:type="simple" xlink:show="embed" xlink:actuate="onLoad"/></draw:frame><text:s/>et <draw:frame draw:style-name="fr1" draw:name="Objet121" text:anchor-type="as-char" svg:y="-0.566cm" svg:width="0.55cm" svg:height="0.704cm" draw:z-index="33"><draw:object xlink:href="./Object 121" xlink:type="simple" xlink:show="embed" xlink:actuate="onLoad"/><draw:image xlink:href="./ObjectReplacements/Object 121" xlink:type="simple" xlink:show="embed" xlink:actuate="onLoad"/></draw:frame><text:s/>et pour tous réel <text:span text:style-name="T2">k</text:span> et <text:span text:style-name="T2">k'</text:span>, on a :</text:p>
      <text:p text:style-name="P6"><draw:frame draw:style-name="fr1" draw:name="Objet122" text:anchor-type="as-char" svg:y="-0.566cm" svg:width="4.729cm" svg:height="0.725cm" draw:z-index="34"><draw:object xlink:href="./Object 122" xlink:type="simple" xlink:show="embed" xlink:actuate="onLoad"/><draw:image xlink:href="./ObjectReplacements/Object 122" xlink:type="simple" xlink:show="embed" xlink:actuate="onLoad"/></draw:frame></text:p>
      <text:p text:style-name="P6"><draw:frame draw:style-name="fr1" draw:name="Objet123" text:anchor-type="as-char" svg:y="-0.566cm" svg:width="5.288cm" svg:height="0.725cm" draw:z-index="38"><draw:object xlink:href="./Object 123" xlink:type="simple" xlink:show="embed" xlink:actuate="onLoad"/><draw:image xlink:href="./ObjectReplacements/Object 123" xlink:type="simple" xlink:show="embed" xlink:actuate="onLoad"/></draw:frame></text:p>
      <text:p text:style-name="P6"><draw:frame draw:style-name="fr1" draw:name="Objet124" text:anchor-type="as-char" svg:y="-0.566cm" svg:width="4.396cm" svg:height="0.725cm" draw:z-index="39"><draw:object xlink:href="./Object 124" xlink:type="simple" xlink:show="embed" xlink:actuate="onLoad"/><draw:image xlink:href="./ObjectReplacements/Object 124" xlink:type="simple" xlink:show="embed" xlink:actuate="onLoad"/></draw:frame></text:p>
      <text:p text:style-name="P7"><draw:frame draw:style-name="fr1" draw:name="Objet125" text:anchor-type="as-char" svg:y="-0.653cm" svg:width="6.385cm" svg:height="0.788cm" draw:z-index="40"><draw:object xlink:href="./Object 125" xlink:type="simple" xlink:show="embed" xlink:actuate="onLoad"/><draw:image xlink:href="./ObjectReplacements/Object 125" xlink:type="simple" xlink:show="embed" xlink:actuate="onLoad"/></draw:frame></text:p>
      <text:p text:style-name="P7"/>
      <text:p text:style-name="P2">Attention :</text:p>
      <text:p text:style-name="P6">L'écriture <draw:frame draw:style-name="fr1" draw:name="Objet126" text:anchor-type="as-char" svg:y="-0.931cm" svg:width="1.547cm" svg:height="1.499cm" draw:z-index="41"><draw:object xlink:href="./Object 126" xlink:type="simple" xlink:show="embed" xlink:actuate="onLoad"/><draw:image xlink:href="./ObjectReplacements/Object 126" xlink:type="simple" xlink:show="embed" xlink:actuate="onLoad"/></draw:frame><text:s/>est interdite, on écrira <draw:frame draw:style-name="fr1" draw:name="Objet127" text:anchor-type="as-char" svg:y="-0.931cm" svg:width="1.961cm" svg:height="1.499cm" draw:z-index="42"><draw:object xlink:href="./Object 127" xlink:type="simple" xlink:show="embed" xlink:actuate="onLoad"/><draw:image xlink:href="./ObjectReplacements/Object 127" xlink:type="simple" xlink:show="embed" xlink:actuate="onLoad"/></draw:frame></text:p>
      <text:p text:style-name="P6">L'écriture <draw:frame draw:style-name="fr1" draw:name="Objet128" text:anchor-type="as-char" svg:y="-0.931cm" svg:width="1.529cm" svg:height="1.499cm" draw:z-index="43"><draw:object xlink:href="./Object 128" xlink:type="simple" xlink:show="embed" xlink:actuate="onLoad"/><draw:image xlink:href="./ObjectReplacements/Object 128" xlink:type="simple" xlink:show="embed" xlink:actuate="onLoad"/></draw:frame><text:s/>est interdite, on écrira <draw:frame draw:style-name="fr1" draw:name="Objet129" text:anchor-type="as-char" svg:y="-0.566cm" svg:width="1.819cm" svg:height="0.704cm" draw:z-index="44"><draw:object xlink:href="./Object 129" xlink:type="simple" xlink:show="embed" xlink:actuate="onLoad"/><draw:image xlink:href="./ObjectReplacements/Object 129" xlink:type="simple" xlink:show="embed" xlink:actuate="onLoad"/></draw:frame></text:p>
      <text:p text:style-name="P6"><draw:frame text:anchor-type="paragraph" draw:z-index="2" draw:style-name="gr3" draw:text-style-name="P28" svg:width="13.35cm" svg:height="1.463cm" svg:x="5.65cm" svg:y="3.755cm"><draw:text-box><text:p><text:span text:style-name="T14">p142 : 42</text:span></text:p><text:p><text:span text:style-name="T14">p148 : 103, 104, 105, 106, 107, 108, 110, 111, 112</text:span></text:p></draw:text-box></draw:frame></text:p>
      <text:list xml:id="list180217828414506" text:continue-list="list180218634233424" text:style-name="tfNum_20_I_29_">
        <text:list-item>
          <text:p text:style-name="P17">Traduire en égalités vectorielles</text:p>
        </text:list-item>
      </text:list>
      <text:list xml:id="list180217920975887" text:continue-list="list1661988539" text:style-name="tfPuce">
        <text:list-item>
          <text:p text:style-name="P22"><draw:g text:anchor-type="paragraph" draw:z-index="4" draw:style-name="gr9"><draw:line draw:style-name="gr10" draw:text-style-name="P34" svg:x1="11.678cm" svg:y1="1.422cm" svg:x2="17.676cm" svg:y2="1.422cm"><text:p/></draw:line><draw:line draw:style-name="gr11" draw:text-style-name="P34" svg:x1="11.684cm" svg:y1="1.272cm" svg:x2="11.684cm" svg:y2="1.572cm"><text:p/></draw:line><draw:line draw:style-name="gr11" draw:text-style-name="P34" svg:x1="14.681cm" svg:y1="1.272cm" svg:x2="14.681cm" svg:y2="1.572cm"><text:p/></draw:line><draw:line draw:style-name="gr11" draw:text-style-name="P34" svg:x1="17.683cm" svg:y1="1.272cm" svg:x2="17.683cm" svg:y2="1.572cm"><text:p/></draw:line><draw:frame draw:style-name="gr12" draw:text-style-name="P31" svg:width="0.535cm" svg:height="0.821cm" svg:x="11.425cm" svg:y="1.528cm"><draw:text-box><text:p text:style-name="P30"><text:span text:style-name="T15">A</text:span></text:p></draw:text-box></draw:frame><draw:frame draw:style-name="gr12" draw:text-style-name="P31" svg:width="0.535cm" svg:height="0.821cm" svg:x="17.435cm" svg:y="1.528cm"><draw:text-box><text:p text:style-name="P30"><text:span text:style-name="T15">B</text:span></text:p></draw:text-box></draw:frame><draw:frame draw:style-name="gr13" draw:text-style-name="P31" svg:width="0.343cm" svg:height="0.821cm" svg:x="14.512cm" svg:y="1.528cm"><draw:text-box><text:p text:style-name="P30"><text:span text:style-name="T15">I</text:span></text:p></draw:text-box></draw:frame></draw:g><text:span text:style-name="T7">I est le milieu de [AB]<text:tab/></text:span><text:span text:style-name="T3">⇔</text:span><text:span text:style-name="T4"> </text:span><text:span text:style-name="T3"><draw:frame draw:style-name="fr2" draw:name="Objet106" text:anchor-type="as-char" svg:y="-0.653cm" svg:width="2.898cm" svg:height="0.79cm" draw:z-index="45"><draw:object xlink:href="./Object 101" xlink:type="simple" xlink:show="embed" xlink:actuate="onLoad"/><draw:image xlink:href="./ObjectReplacements/Object 101" xlink:type="simple" xlink:show="embed" xlink:actuate="onLoad"/></draw:frame></text:span><text:span text:style-name="T3"><text:line-break/></text:span><text:tab/><text:span text:style-name="T3">⇔</text:span><text:span text:style-name="T4"> </text:span><text:span text:style-name="T3"><draw:frame draw:style-name="fr1" draw:name="Objet113" text:anchor-type="as-char" svg:y="-0.931cm" svg:width="2.902cm" svg:height="1.52cm" draw:z-index="46"><draw:object xlink:href="./Object 114" xlink:type="simple" xlink:show="embed" xlink:actuate="onLoad"/><draw:image xlink:href="./ObjectReplacements/Object 114" xlink:type="simple" xlink:show="embed" xlink:actuate="onLoad"/></draw:frame></text:span><text:span text:style-name="T3"><text:line-break/></text:span><text:tab/><text:span text:style-name="T3">⇔</text:span><text:span text:style-name="T4"> </text:span><text:span text:style-name="T3"><draw:frame draw:style-name="fr1" draw:name="Objet130" text:anchor-type="as-char" svg:y="-0.653cm" svg:width="2.115cm" svg:height="0.788cm" draw:z-index="47"><draw:object xlink:href="./Object 130" xlink:type="simple" xlink:show="embed" xlink:actuate="onLoad"/><draw:image xlink:href="./ObjectReplacements/Object 130" xlink:type="simple" xlink:show="embed" xlink:actuate="onLoad"/></draw:frame></text:span></text:p>
        </text:list-item>
      </text:list>
      <text:p text:style-name="P8"/>
      <text:list xml:id="list180218379047750" text:continue-numbering="true" text:style-name="tfPuce">
        <text:list-item>
          <text:p text:style-name="P19"><text:span text:style-name="T8">B est le symétrique de A par rapport à I </text:span><text:span text:style-name="T3">⇔</text:span><text:span text:style-name="T4"> </text:span><text:span text:style-name="T3"><draw:frame draw:style-name="fr1" draw:name="Objet134" text:anchor-type="as-char" svg:y="-0.653cm" svg:width="2.566cm" svg:height="0.79cm" draw:z-index="48"><draw:object xlink:href="./Object 134" xlink:type="simple" xlink:show="embed" xlink:actuate="onLoad"/><draw:image xlink:href="./ObjectReplacements/Object 134" xlink:type="simple" xlink:show="embed" xlink:actuate="onLoad"/></draw:frame></text:span></text:p>
        </text:list-item>
      </text:list>
      <text:p text:style-name="P9"/>
      <text:list xml:id="list180218105926106" text:continue-numbering="true" text:style-name="tfPuce">
        <text:list-item>
          <text:p text:style-name="P23"><text:span text:style-name="T7">ABCD est un parallélogramme<text:tab/></text:span><text:span text:style-name="T3">⇔</text:span><text:span text:style-name="T4"> </text:span><text:span text:style-name="T3"><draw:frame draw:style-name="fr1" draw:name="Objet131" text:anchor-type="as-char" svg:y="-0.653cm" svg:width="2.591cm" svg:height="0.788cm" draw:z-index="49"><draw:object xlink:href="./Object 131" xlink:type="simple" xlink:show="embed" xlink:actuate="onLoad"/><draw:image xlink:href="./ObjectReplacements/Object 131" xlink:type="simple" xlink:show="embed" xlink:actuate="onLoad"/></draw:frame></text:span><text:span text:style-name="T7"><text:line-break/><text:tab/></text:span><text:span text:style-name="T3">⇔</text:span><text:span text:style-name="T4"> </text:span><text:span text:style-name="T3"><draw:frame draw:style-name="fr1" draw:name="Objet132" text:anchor-type="as-char" svg:y="-0.653cm" svg:width="2.604cm" svg:height="0.79cm" draw:z-index="50"><draw:object xlink:href="./Object 132" xlink:type="simple" xlink:show="embed" xlink:actuate="onLoad"/><draw:image xlink:href="./ObjectReplacements/Object 132" xlink:type="simple" xlink:show="embed" xlink:actuate="onLoad"/></draw:frame></text:span><text:span text:style-name="T7"><text:line-break/><text:tab/></text:span><text:span text:style-name="T3">⇔</text:span><text:span text:style-name="T4"> </text:span><text:span text:style-name="T3"><draw:frame draw:style-name="fr1" draw:name="Objet133" text:anchor-type="as-char" svg:y="-0.653cm" svg:width="3.983cm" svg:height="0.79cm" draw:z-index="51"><draw:object xlink:href="./Object 133" xlink:type="simple" xlink:show="embed" xlink:actuate="onLoad"/><draw:image xlink:href="./ObjectReplacements/Object 133" xlink:type="simple" xlink:show="embed" xlink:actuate="onLoad"/></draw:frame></text:span></text:p>
        </text:list-item>
      </text:list>
      <text:p text:style-name="P10"><draw:g text:anchor-type="as-char" draw:z-index="5" draw:style-name="gr4"><draw:line draw:style-name="gr11" draw:text-style-name="P34" svg:x1="5.038cm" svg:y1="2.672cm" svg:x2="0.747cm" svg:y2="2.672cm"><text:p/></draw:line><draw:line draw:style-name="gr11" draw:text-style-name="P34" svg:x1="0.747cm" svg:y1="2.669cm" svg:x2="1.475cm" svg:y2="0.671cm"><text:p/></draw:line><draw:frame draw:style-name="gr14" draw:text-style-name="P35" svg:width="0.862cm" svg:height="0.821cm" svg:x="0cm" svg:y="2.533cm"><draw:text-box><text:p text:style-name="P30"><text:span text:style-name="T16">D</text:span></text:p></draw:text-box></draw:frame><draw:line draw:style-name="gr11" draw:text-style-name="P34" svg:x1="5.752cm" svg:y1="0.684cm" svg:x2="1.461cm" svg:y2="0.684cm"><text:p/></draw:line><draw:line draw:style-name="gr11" draw:text-style-name="P34" svg:x1="5.021cm" svg:y1="2.682cm" svg:x2="5.749cm" svg:y2="0.684cm"><text:p/></draw:line><draw:frame draw:style-name="gr15" draw:text-style-name="P35" svg:width="0.835cm" svg:height="0.821cm" svg:x="0.767cm" svg:y="0cm"><draw:text-box><text:p text:style-name="P30"><text:span text:style-name="T16">A</text:span></text:p></draw:text-box></draw:frame><draw:frame draw:style-name="gr15" draw:text-style-name="P35" svg:width="0.835cm" svg:height="0.821cm" svg:x="5.636cm" svg:y="0cm"><draw:text-box><text:p text:style-name="P30"><text:span text:style-name="T16">B</text:span></text:p></draw:text-box></draw:frame><draw:frame draw:style-name="gr14" draw:text-style-name="P35" svg:width="0.862cm" svg:height="0.821cm" svg:x="4.882cm" svg:y="2.533cm"><draw:text-box><text:p text:style-name="P30"><text:span text:style-name="T16">C</text:span></text:p></draw:text-box></draw:frame></draw:g></text:p>
      <text:p text:style-name="Standard"/>
      <text:p text:style-name="Standard"><draw:frame text:anchor-type="paragraph" draw:z-index="6" draw:style-name="gr16" draw:text-style-name="P28" svg:width="6.709cm" svg:height="4.384cm" svg:x="12.291cm" svg:y="4.41cm"><draw:text-box><text:p><text:span text:style-name="T14">Feuille 5.1 : à partir de 9</text:span></text:p><text:p><text:span text:style-name="T14"/></text:p><text:p><text:span text:style-name="T14">p146 : 91, 92, 93, 94</text:span></text:p><text:p><text:span text:style-name="T14">p147 : 101</text:span></text:p><text:p><text:span text:style-name="T14">p148 : 117</text:span></text:p><text:p><text:span text:style-name="T14">p149 : 118, 119</text:span></text:p></draw:text-box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Mangal1" svg:font-family="Mangal"/>
    <style:font-face style:name="OpenSymbol1" svg:font-family="OpenSymbol"/>
    <style:font-face style:name="Times New Roman1" svg:font-family="'Times New Roman'" style:font-adornments="Normal" style:font-family-generic="roman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42" draw:display-name="Dashed (var) 142" draw:style="rect" draw:dots1="1" draw:dots1-length="63%" draw:distance="63%"/>
    <draw:stroke-dash draw:name="Dashed_20__28_var_29__20_143" draw:display-name="Dashed (var) 143" draw:style="rect" draw:dots1="1" draw:dots1-length="63%" draw:distance="63%"/>
    <draw:stroke-dash draw:name="Dashed_20__28_var_29__20_144" draw:display-name="Dashed (var) 144" draw:style="rect" draw:dots1="1" draw:dots1-length="63%" draw:distance="63%"/>
    <draw:stroke-dash draw:name="Dashed_20__28_var_29__20_145" draw:display-name="Dashed (var) 145" draw:style="rect" draw:dots1="1" draw:dots1-length="63%" draw:distance="63%"/>
    <draw:stroke-dash draw:name="Dashed_20__28_var_29__20_146" draw:display-name="Dashed (var) 146" draw:style="rect" draw:dots1="1" draw:dots1-length="63%" draw:distance="63%"/>
    <draw:stroke-dash draw:name="Dashed_20__28_var_29__20_147" draw:display-name="Dashed (var) 147" draw:style="rect" draw:dots1="1" draw:dots1-length="63%" draw:distance="63%"/>
    <draw:stroke-dash draw:name="Dashed_20__28_var_29__20_148" draw:display-name="Dashed (var) 148" draw:style="rect" draw:dots1="1" draw:dots1-length="63%" draw:distance="63%"/>
    <draw:stroke-dash draw:name="Dashed_20__28_var_29__20_149" draw:display-name="Dashed (var) 149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50" draw:display-name="Dashed (var) 150" draw:style="rect" draw:dots1="1" draw:dots1-length="63%" draw:distance="63%"/>
    <draw:stroke-dash draw:name="Dashed_20__28_var_29__20_151" draw:display-name="Dashed (var) 151" draw:style="rect" draw:dots1="1" draw:dots1-length="63%" draw:distance="63%"/>
    <draw:stroke-dash draw:name="Dashed_20__28_var_29__20_152" draw:display-name="Dashed (var) 152" draw:style="rect" draw:dots1="1" draw:dots1-length="63%" draw:distance="63%"/>
    <draw:stroke-dash draw:name="Dashed_20__28_var_29__20_153" draw:display-name="Dashed (var) 153" draw:style="rect" draw:dots1="1" draw:dots1-length="63%" draw:distance="63%"/>
    <draw:stroke-dash draw:name="Dashed_20__28_var_29__20_154" draw:display-name="Dashed (var) 154" draw:style="rect" draw:dots1="1" draw:dots1-length="63%" draw:distance="63%"/>
    <draw:stroke-dash draw:name="Dashed_20__28_var_29__20_155" draw:display-name="Dashed (var) 155" draw:style="rect" draw:dots1="1" draw:dots1-length="63%" draw:distance="63%"/>
    <draw:stroke-dash draw:name="Dashed_20__28_var_29__20_156" draw:display-name="Dashed (var) 156" draw:style="rect" draw:dots1="1" draw:dots1-length="63%" draw:distance="63%"/>
    <draw:stroke-dash draw:name="Dashed_20__28_var_29__20_157" draw:display-name="Dashed (var) 157" draw:style="rect" draw:dots1="1" draw:dots1-length="63%" draw:distance="63%"/>
    <draw:stroke-dash draw:name="Dashed_20__28_var_29__20_158" draw:display-name="Dashed (var) 158" draw:style="rect" draw:dots1="1" draw:dots1-length="63%" draw:distance="63%"/>
    <draw:stroke-dash draw:name="Dashed_20__28_var_29__20_159" draw:display-name="Dashed (var) 159" draw:style="rect" draw:dots1="1" draw:dots1-length="63%" draw:distance="63%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60" draw:display-name="Dashed (var) 160" draw:style="rect" draw:dots1="1" draw:dots1-length="63%" draw:distance="63%"/>
    <draw:stroke-dash draw:name="Dashed_20__28_var_29__20_161" draw:display-name="Dashed (var) 161" draw:style="rect" draw:dots1="1" draw:dots1-length="63%" draw:distance="63%"/>
    <draw:stroke-dash draw:name="Dashed_20__28_var_29__20_162" draw:display-name="Dashed (var) 162" draw:style="rect" draw:dots1="1" draw:dots1-length="63%" draw:distance="63%"/>
    <draw:stroke-dash draw:name="Dashed_20__28_var_29__20_163" draw:display-name="Dashed (var) 163" draw:style="rect" draw:dots1="1" draw:dots1-length="63%" draw:distance="63%"/>
    <draw:stroke-dash draw:name="Dashed_20__28_var_29__20_164" draw:display-name="Dashed (var) 164" draw:style="rect" draw:dots1="1" draw:dots1-length="63%" draw:distance="63%"/>
    <draw:stroke-dash draw:name="Dashed_20__28_var_29__20_165" draw:display-name="Dashed (var) 165" draw:style="rect" draw:dots1="1" draw:dots1-length="63%" draw:distance="63%"/>
    <draw:stroke-dash draw:name="Dashed_20__28_var_29__20_166" draw:display-name="Dashed (var) 166" draw:style="rect" draw:dots1="1" draw:dots1-length="63%" draw:distance="63%"/>
    <draw:stroke-dash draw:name="Dashed_20__28_var_29__20_167" draw:display-name="Dashed (var) 167" draw:style="rect" draw:dots1="1" draw:dots1-length="63%" draw:distance="63%"/>
    <draw:stroke-dash draw:name="Dashed_20__28_var_29__20_168" draw:display-name="Dashed (var) 168" draw:style="rect" draw:dots1="1" draw:dots1-length="63%" draw:distance="63%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9T09:02:08.68</meta:creation-date>
    <meta:editing-duration>PT15H50M51S</meta:editing-duration>
    <meta:editing-cycles>156</meta:editing-cycles>
    <meta:generator>LibreOffice/6.1.6.3$Windows_X86_64 LibreOffice_project/5896ab1714085361c45cf540f76f60673dd96a72</meta:generator>
    <dc:date>2019-07-10T17:57:36.053000000</dc:date>
    <meta:print-date>2014-10-01T23:11:02.092000000</meta:print-date>
    <meta:document-statistic meta:table-count="0" meta:image-count="0" meta:object-count="49" meta:page-count="6" meta:paragraph-count="55" meta:word-count="368" meta:character-count="1938" meta:non-whitespace-character-count="1590"/>
  </office:meta>
</office:document-meta>
</file>

<file path=Object 1/content.xml><?xml version="1.0" encoding="utf-8"?>
<math xmlns="http://www.w3.org/1998/Math/MathML" display="block">
  <semantics>
    <mover accent="true">
      <mtext>AA'</mtext>
      <mo stretchy="true">⃗</mo>
    </mover>
    <annotation encoding="StarMath 5.0"> widevec {"AA'"}</annotation>
  </semantics>
</math>
</file>

<file path=Object 10/content.xml><?xml version="1.0" encoding="utf-8"?>
<math xmlns="http://www.w3.org/1998/Math/MathML" display="block">
  <semantics>
    <mover accent="true">
      <mtext>AA</mtext>
      <mo stretchy="true">⃗</mo>
    </mover>
    <annotation encoding="StarMath 5.0"> widevec {"AA"}</annotation>
  </semantics>
</math>
</file>

<file path=Object 101/content.xml><?xml version="1.0" encoding="utf-8"?>
<math xmlns="http://www.w3.org/1998/Math/MathML" display="block">
  <semantics>
    <mrow>
      <mrow>
        <mover accent="true">
          <mtext>IA</mtext>
          <mo stretchy="true">⃗</mo>
        </mover>
        <mo stretchy="false">+</mo>
        <mover accent="true">
          <mtext>IB</mtext>
          <mo stretchy="true">⃗</mo>
        </mover>
      </mrow>
      <mo stretchy="false">=</mo>
      <mstyle color="black">
        <mover accent="true">
          <mn>0</mn>
          <mo stretchy="false">⃗</mo>
        </mover>
      </mstyle>
    </mrow>
    <annotation encoding="StarMath 5.0"> widevec {"IA"}+ widevec {"IB"}= color black {vec {0}}</annotation>
  </semantics>
</math>
</file>

<file path=Object 107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+</mo>
        <mover accent="true">
          <mtext>BA</mtext>
          <mo stretchy="true">⃗</mo>
        </mover>
      </mrow>
      <mo stretchy="false">=</mo>
      <mstyle color="black">
        <mrow>
          <mover accent="true">
            <mtext>AA</mtext>
            <mo stretchy="true">⃗</mo>
          </mover>
          <mo stretchy="false">=</mo>
          <mover accent="true">
            <mn>0</mn>
            <mo stretchy="false">⃗</mo>
          </mover>
        </mrow>
      </mstyle>
    </mrow>
    <annotation encoding="StarMath 5.0"> widevec {"AB"}+ widevec {"BA"}= color black {widevec {"AA"}= vec {0}}</annotation>
  </semantics>
</math>
</file>

<file path=Object 108/content.xml><?xml version="1.0" encoding="utf-8"?>
<math xmlns="http://www.w3.org/1998/Math/MathML" display="block">
  <semantics>
    <mrow>
      <mover accent="true">
        <mtext>BA</mtext>
        <mo stretchy="true">⃗</mo>
      </mover>
      <mo stretchy="false">=</mo>
      <mstyle color="black">
        <mrow>
          <mo stretchy="false">−</mo>
          <mover accent="true">
            <mtext>AB</mtext>
            <mo stretchy="true">⃗</mo>
          </mover>
        </mrow>
      </mstyle>
    </mrow>
    <annotation encoding="StarMath 5.0"> widevec {"BA"}= color black {- widevec {"AB"}}</annotation>
  </semantics>
</math>
</file>

<file path=Object 109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0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11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2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13/content.xml><?xml version="1.0" encoding="utf-8"?>
<math xmlns="http://www.w3.org/1998/Math/MathML" display="block">
  <semantics>
    <mrow>
      <mover accent="true">
        <mtext>AD</mtext>
        <mo stretchy="true">⃗</mo>
      </mover>
      <mo stretchy="false">=</mo>
      <mstyle color="black">
        <mrow>
          <mrow>
            <mrow>
              <mover accent="true">
                <mi>u</mi>
                <mo stretchy="false">⃗</mo>
              </mover>
              <mo stretchy="false">+</mo>
              <mover accent="true">
                <mi>u</mi>
                <mo stretchy="true">⃗</mo>
              </mover>
              <mo stretchy="false">+</mo>
              <mover accent="true">
                <mi>u</mi>
                <mo stretchy="false">⃗</mo>
              </mover>
            </mrow>
            <mo stretchy="false">=</mo>
            <mn>3</mn>
          </mrow>
          <mover accent="true">
            <mi>u</mi>
            <mo stretchy="false">⃗</mo>
          </mover>
        </mrow>
      </mstyle>
    </mrow>
    <annotation encoding="StarMath 5.0"> widevec {"AD"}= color black {vec {u}+ widevec {u}+ vec {u}={3} vec {u}}</annotation>
  </semantics>
</math>
</file>

<file path=Object 114/content.xml><?xml version="1.0" encoding="utf-8"?>
<math xmlns="http://www.w3.org/1998/Math/MathML" display="block">
  <semantics>
    <mrow>
      <mover accent="true">
        <mtext>AI</mtext>
        <mo stretchy="true">⃗</mo>
      </mover>
      <mo stretchy="false">=</mo>
      <mstyle color="black">
        <mrow>
          <mfrac>
            <mn>1</mn>
            <mn>2</mn>
          </mfrac>
          <mover accent="true">
            <mtext>AB</mtext>
            <mo stretchy="true">⃗</mo>
          </mover>
        </mrow>
      </mstyle>
    </mrow>
    <annotation encoding="StarMath 5.0">alignc  widevec {"AI"}=color black {{{1}over{2}} widevec {"AB"}}</annotation>
  </semantics>
</math>
</file>

<file path=Object 115/content.xml><?xml version="1.0" encoding="utf-8"?>
<math xmlns="http://www.w3.org/1998/Math/MathML" display="block">
  <semantics>
    <mrow>
      <mover accent="true">
        <mtext>CD</mtext>
        <mo stretchy="true">⃗</mo>
      </mover>
      <mo stretchy="false">=</mo>
      <mstyle color="black">
        <mrow>
          <mfrac>
            <mn>3</mn>
            <mn>2</mn>
          </mfrac>
          <mover accent="true">
            <mi>u</mi>
            <mo stretchy="false">⃗</mo>
          </mover>
        </mrow>
      </mstyle>
    </mrow>
    <annotation encoding="StarMath 5.0">alignc  widevec {"CD"}=color black {{{3}over{2}} vec {u}}</annotation>
  </semantics>
</math>
</file>

<file path=Object 116/content.xml><?xml version="1.0" encoding="utf-8"?>
<math xmlns="http://www.w3.org/1998/Math/MathML" display="block">
  <semantics>
    <mrow>
      <mover accent="true">
        <mtext>BA</mtext>
        <mo stretchy="true">⃗</mo>
      </mover>
      <mo stretchy="false">=</mo>
      <mstyle color="black">
        <mrow>
          <mrow>
            <mo stretchy="false">−</mo>
            <mfrac>
              <mn>1</mn>
              <mn>2</mn>
            </mfrac>
          </mrow>
          <mover accent="true">
            <mi>u</mi>
            <mo stretchy="false">⃗</mo>
          </mover>
        </mrow>
      </mstyle>
    </mrow>
    <annotation encoding="StarMath 5.0">alignc  widevec {"BA"}=color black {-{{1}over{2}} vec {u}}</annotation>
  </semantics>
</math>
</file>

<file path=Object 117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18/content.xml><?xml version="1.0" encoding="utf-8"?>
<math xmlns="http://www.w3.org/1998/Math/MathML" display="block">
  <semantics>
    <mrow>
      <mi>k</mi>
      <mover accent="true">
        <mi>u</mi>
        <mo stretchy="false">⃗</mo>
      </mover>
    </mrow>
    <annotation encoding="StarMath 5.0">k vec {u}</annotation>
  </semantics>
</math>
</file>

<file path=Object 119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20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121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122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over accent="true">
                <mi>u</mi>
                <mo stretchy="false">⃗</mo>
              </mover>
              <mo stretchy="false">+</mo>
              <mover accent="true">
                <mi>v</mi>
                <mo stretchy="false">⃗</mo>
              </mover>
            </mrow>
          </mrow>
          <mo fence="true" stretchy="false">)</mo>
        </mrow>
        <mo stretchy="false">=</mo>
        <mstyle color="black">
          <mrow>
            <mi>k</mi>
            <mrow>
              <mover accent="true">
                <mi>u</mi>
                <mo stretchy="false">⃗</mo>
              </mover>
              <mo stretchy="false">+</mo>
              <mi>k</mi>
            </mrow>
            <mover accent="true">
              <mi>v</mi>
              <mo stretchy="false">⃗</mo>
            </mover>
          </mrow>
        </mstyle>
      </mrow>
    </mrow>
    <annotation encoding="StarMath 5.0">k( vec {u}+ vec {v})= color black { k vec {u}+ k vec {v}}</annotation>
  </semantics>
</math>
</file>

<file path=Object 123/content.xml><?xml version="1.0" encoding="utf-8"?>
<math xmlns="http://www.w3.org/1998/Math/MathML" display="block">
  <semantics>
    <mrow>
      <mrow>
        <mo fence="true" stretchy="false">(</mo>
        <mrow>
          <mrow>
            <mrow>
              <mi>k</mi>
              <mo stretchy="false">+</mo>
              <mi>k</mi>
            </mrow>
            <mi>'</mi>
          </mrow>
        </mrow>
        <mo fence="true" stretchy="false">)</mo>
      </mrow>
      <mrow>
        <mover accent="true">
          <mi>u</mi>
          <mo stretchy="false">⃗</mo>
        </mover>
        <mo stretchy="false">=</mo>
        <mstyle color="black">
          <mrow>
            <mi>k</mi>
            <mrow>
              <mover accent="true">
                <mi>u</mi>
                <mo stretchy="false">⃗</mo>
              </mover>
              <mo stretchy="false">+</mo>
              <mi>k</mi>
            </mrow>
            <mi>'</mi>
            <mover accent="true">
              <mi>u</mi>
              <mo stretchy="false">⃗</mo>
            </mover>
          </mrow>
        </mstyle>
      </mrow>
    </mrow>
    <annotation encoding="StarMath 5.0">( k+ k') vec {u}= color black {k vec {u}+  k' vec {u}}</annotation>
  </semantics>
</math>
</file>

<file path=Object 124/content.xml><?xml version="1.0" encoding="utf-8"?>
<math xmlns="http://www.w3.org/1998/Math/MathML" display="block">
  <semantics>
    <mrow>
      <mi>k</mi>
      <mrow>
        <mrow>
          <mo fence="true" stretchy="false">(</mo>
          <mrow>
            <mrow>
              <mi>k</mi>
              <mi>'</mi>
              <mover accent="true">
                <mi>u</mi>
                <mo stretchy="false">⃗</mo>
              </mover>
            </mrow>
          </mrow>
          <mo fence="true" stretchy="false">)</mo>
        </mrow>
        <mo stretchy="false">=</mo>
        <mstyle color="black">
          <mrow>
            <mrow>
              <mo fence="true" stretchy="false">(</mo>
              <mrow>
                <mrow>
                  <mi mathvariant="italic">kk</mi>
                  <mi>'</mi>
                </mrow>
              </mrow>
              <mo fence="true" stretchy="false">)</mo>
            </mrow>
            <mover accent="true">
              <mi>u</mi>
              <mo stretchy="false">⃗</mo>
            </mover>
          </mrow>
        </mstyle>
      </mrow>
    </mrow>
    <annotation encoding="StarMath 5.0">k(k' vec {u})=color black {(kk') vec {u}}</annotation>
  </semantics>
</math>
</file>

<file path=Object 125/content.xml><?xml version="1.0" encoding="utf-8"?>
<math xmlns="http://www.w3.org/1998/Math/MathML" display="block">
  <semantics>
    <mrow>
      <mi>k</mi>
      <mrow>
        <mover accent="true">
          <mi>u</mi>
          <mo stretchy="false">⃗</mo>
        </mover>
        <mo stretchy="false">=</mo>
        <mover accent="true">
          <mn>0</mn>
          <mo stretchy="false">⃗</mo>
        </mover>
      </mrow>
      <mspace width="0.5em"/>
      <mo stretchy="false">⇔</mo>
      <mspace width="0.5em"/>
      <mstyle color="black">
        <mrow>
          <mrow>
            <mi>k</mi>
            <mo stretchy="false">=</mo>
            <mn>0</mn>
          </mrow>
          <mtext> ou </mtext>
          <mrow>
            <mover accent="true">
              <mi>u</mi>
              <mo stretchy="false">⃗</mo>
            </mover>
            <mo stretchy="false">=</mo>
            <mover accent="true">
              <mn>0</mn>
              <mo stretchy="false">⃗</mo>
            </mover>
          </mrow>
        </mrow>
      </mstyle>
    </mrow>
    <annotation encoding="StarMath 5.0">k vec {u}= vec {0} `  dlrarrow  ` color black { k= 0  " ou "  vec {u}= vec {0}}</annotation>
  </semantics>
</math>
</file>

<file path=Object 126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frac>
          <mi>v</mi>
          <mn>2</mn>
        </mfrac>
        <mo stretchy="true">⃗</mo>
      </mover>
    </mrow>
    <annotation encoding="StarMath 5.0"> vec {u}= widevec {v over 2}</annotation>
  </semantics>
</math>
</file>

<file path=Object 127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frac>
          <mn>1</mn>
          <mn>2</mn>
        </mfrac>
      </mrow>
      <mover accent="true">
        <mi>v</mi>
        <mo stretchy="false">⃗</mo>
      </mover>
    </mrow>
    <annotation encoding="StarMath 5.0"> vec {u}={{1}over{2}} vec {v}</annotation>
  </semantics>
</math>
</file>

<file path=Object 128/content.xml><?xml version="1.0" encoding="utf-8"?>
<math xmlns="http://www.w3.org/1998/Math/MathML" display="block">
  <semantics>
    <mrow>
      <mfrac>
        <mover accent="true">
          <mi>u</mi>
          <mo stretchy="false">⃗</mo>
        </mover>
        <mover accent="true">
          <mi>v</mi>
          <mo stretchy="false">⃗</mo>
        </mover>
      </mfrac>
      <mo stretchy="false">=</mo>
      <mn>3</mn>
    </mrow>
    <annotation encoding="StarMath 5.0"> vec {u} over vec {v}={3}</annotation>
  </semantics>
</math>
</file>

<file path=Object 129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n>3</mn>
      </mrow>
      <mover accent="true">
        <mi>v</mi>
        <mo stretchy="false">⃗</mo>
      </mover>
    </mrow>
    <annotation encoding="StarMath 5.0"> vec {u}={3} vec {v}</annotation>
  </semantics>
</math>
</file>

<file path=Object 130/content.xml><?xml version="1.0" encoding="utf-8"?>
<math xmlns="http://www.w3.org/1998/Math/MathML" display="block">
  <semantics>
    <mrow>
      <mover accent="true">
        <mtext>AI</mtext>
        <mo stretchy="true">⃗</mo>
      </mover>
      <mo stretchy="false">=</mo>
      <mstyle color="black">
        <mover accent="true">
          <mtext>IB</mtext>
          <mo stretchy="true">⃗</mo>
        </mover>
      </mstyle>
    </mrow>
    <annotation encoding="StarMath 5.0"> widevec {"AI"}= color black {widevec {"IB"}}</annotation>
  </semantics>
</math>
</file>

<file path=Object 131/content.xml><?xml version="1.0" encoding="utf-8"?>
<math xmlns="http://www.w3.org/1998/Math/MathML" display="block">
  <semantics>
    <mrow>
      <mover accent="true">
        <mtext>AB</mtext>
        <mo stretchy="true">⃗</mo>
      </mover>
      <mo stretchy="false">=</mo>
      <mstyle color="black">
        <mover accent="true">
          <mtext>DC</mtext>
          <mo stretchy="true">⃗</mo>
        </mover>
      </mstyle>
    </mrow>
    <annotation encoding="StarMath 5.0"> widevec {"AB"}= color black { widevec {"DC"}}</annotation>
  </semantics>
</math>
</file>

<file path=Object 132/content.xml><?xml version="1.0" encoding="utf-8"?>
<math xmlns="http://www.w3.org/1998/Math/MathML" display="block">
  <semantics>
    <mrow>
      <mover accent="true">
        <mtext>AD</mtext>
        <mo stretchy="true">⃗</mo>
      </mover>
      <mo stretchy="false">=</mo>
      <mstyle color="black">
        <mover accent="true">
          <mtext>BC</mtext>
          <mo stretchy="true">⃗</mo>
        </mover>
      </mstyle>
    </mrow>
    <annotation encoding="StarMath 5.0"> widevec {"AD"}= color black {widevec {"BC"}}</annotation>
  </semantics>
</math>
</file>

<file path=Object 133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+</mo>
        <mover accent="true">
          <mtext>AD</mtext>
          <mo stretchy="true">⃗</mo>
        </mover>
      </mrow>
      <mo stretchy="false">=</mo>
      <mstyle color="black">
        <mover accent="true">
          <mtext>AC</mtext>
          <mo stretchy="true">⃗</mo>
        </mover>
      </mstyle>
    </mrow>
    <annotation encoding="StarMath 5.0">widevec {"AB"}+ widevec {"AD"} =  color black { widevec {"AC"}}</annotation>
  </semantics>
</math>
</file>

<file path=Object 134/content.xml><?xml version="1.0" encoding="utf-8"?>
<math xmlns="http://www.w3.org/1998/Math/MathML" display="block">
  <semantics>
    <mrow>
      <mover accent="true">
        <mtext>IB</mtext>
        <mo stretchy="true">⃗</mo>
      </mover>
      <mo stretchy="false">=</mo>
      <mrow>
        <mo stretchy="false">−</mo>
        <mstyle color="black">
          <mover accent="true">
            <mtext>IA</mtext>
            <mo stretchy="true">⃗</mo>
          </mover>
        </mstyle>
      </mrow>
    </mrow>
    <annotation encoding="StarMath 5.0"> widevec {"IB"}=- color black { widevec {"IA"}}</annotation>
  </semantics>
</math>
</file>

<file path=Object 2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3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4/content.xml><?xml version="1.0" encoding="utf-8"?>
<math xmlns="http://www.w3.org/1998/Math/MathML" display="block">
  <semantics>
    <mrow>
      <mo fence="true" stretchy="false">‖</mo>
      <mrow>
        <mover accent="true">
          <mtext>AB</mtext>
          <mo stretchy="true">⃗</mo>
        </mover>
      </mrow>
      <mo fence="true" stretchy="false">‖</mo>
    </mrow>
    <annotation encoding="StarMath 5.0"> ldline widevec {"AB"} rdline </annotation>
  </semantics>
</math>
</file>

<file path=Object 47/content.xml><?xml version="1.0" encoding="utf-8"?>
<math xmlns="http://www.w3.org/1998/Math/MathML" display="block">
  <semantics>
    <mrow>
      <mover accent="true">
        <mtext>AA'</mtext>
        <mo stretchy="true">⃗</mo>
      </mover>
      <mo stretchy="false">=</mo>
      <mover accent="true">
        <mtext>BB'</mtext>
        <mo stretchy="true">⃗</mo>
      </mover>
      <mo stretchy="false">=</mo>
      <mover accent="true">
        <mtext>CC'</mtext>
        <mo stretchy="true">⃗</mo>
      </mover>
    </mrow>
    <annotation encoding="StarMath 5.0">widevec {"AA'"} = widevec {"BB'"} = widevec {"CC'"}</annotation>
  </semantics>
</math>
</file>

<file path=Object 5/content.xml><?xml version="1.0" encoding="utf-8"?>
<math xmlns="http://www.w3.org/1998/Math/MathML" display="block">
  <semantics>
    <mover accent="true">
      <mtext>BB'</mtext>
      <mo stretchy="true">⃗</mo>
    </mover>
    <annotation encoding="StarMath 5.0"> widevec {"BB'"}</annotation>
  </semantics>
</math>
</file>

<file path=Object 57/content.xml><?xml version="1.0" encoding="utf-8"?>
<math xmlns="http://www.w3.org/1998/Math/MathML" display="block">
  <semantics>
    <mover accent="true">
      <mn>0</mn>
      <mo stretchy="false">⃗</mo>
    </mover>
    <annotation encoding="StarMath 5.0"> vec {0}</annotation>
  </semantics>
</math>
</file>

<file path=Object 58/content.xml><?xml version="1.0" encoding="utf-8"?>
<math xmlns="http://www.w3.org/1998/Math/MathML" display="block">
  <semantics>
    <mrow>
      <mover accent="true">
        <mtext>AA</mtext>
        <mo stretchy="true">⃗</mo>
      </mover>
      <mo stretchy="false">=</mo>
      <mover accent="true">
        <mn>0</mn>
        <mo stretchy="false">⃗</mo>
      </mover>
    </mrow>
    <annotation encoding="StarMath 5.0"> widevec {"AA"} =  vec {0}</annotation>
  </semantics>
</math>
</file>

<file path=Object 6/content.xml><?xml version="1.0" encoding="utf-8"?>
<math xmlns="http://www.w3.org/1998/Math/MathML" display="block">
  <semantics>
    <mover accent="true">
      <mtext>CC'</mtext>
      <mo stretchy="true">⃗</mo>
    </mover>
    <annotation encoding="StarMath 5.0"> widevec {"CC'"}</annotation>
  </semantics>
</math>
</file>

<file path=Object 68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over accent="true">
        <mi>v</mi>
        <mo stretchy="true">⃗</mo>
      </mover>
    </mrow>
    <annotation encoding="StarMath 5.0"> vec {u}+ widevec {v}</annotation>
  </semantics>
</math>
</file>

<file path=Object 69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7/content.xml><?xml version="1.0" encoding="utf-8"?>
<math xmlns="http://www.w3.org/1998/Math/MathML" display="block">
  <semantics>
    <mrow>
      <mo fence="true" stretchy="false">‖</mo>
      <mrow>
        <mover accent="true">
          <mi>u</mi>
          <mo stretchy="false">⃗</mo>
        </mover>
      </mrow>
      <mo fence="true" stretchy="false">‖</mo>
    </mrow>
    <annotation encoding="StarMath 5.0"> ldline vec {u} rdline </annotation>
  </semantics>
</math>
</file>

<file path=Object 70/content.xml><?xml version="1.0" encoding="utf-8"?>
<math xmlns="http://www.w3.org/1998/Math/MathML" display="block">
  <semantics>
    <mover accent="true">
      <mi>v</mi>
      <mo stretchy="false">⃗</mo>
    </mover>
    <annotation encoding="StarMath 5.0"> vec {v}</annotation>
  </semantics>
</math>
</file>

<file path=Object 71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+</mo>
        <mover accent="true">
          <mtext>BC</mtext>
          <mo stretchy="true">⃗</mo>
        </mover>
      </mrow>
      <mo stretchy="false">=</mo>
      <mstyle color="black">
        <mover accent="true">
          <mtext>AC</mtext>
          <mo stretchy="true">⃗</mo>
        </mover>
      </mstyle>
    </mrow>
    <annotation encoding="StarMath 5.0"> widevec {"AB"}+ widevec {"BC"}= color black {widevec {"AC"}}</annotation>
  </semantics>
</math>
</file>

<file path=Object 9/content.xml><?xml version="1.0" encoding="utf-8"?>
<math xmlns="http://www.w3.org/1998/Math/MathML" display="block">
  <semantics>
    <mover accent="true">
      <mtext>AA'</mtext>
      <mo stretchy="true">⃗</mo>
    </mover>
    <annotation encoding="StarMath 5.0"> widevec {"AA'"}</annotation>
  </semantics>
</math>
</file>

<file path=Object 95/content.xml><?xml version="1.0" encoding="utf-8"?>
<math xmlns="http://www.w3.org/1998/Math/MathML" display="block">
  <semantics>
    <mover accent="true">
      <mi>u</mi>
      <mo stretchy="false">⃗</mo>
    </mover>
    <annotation encoding="StarMath 5.0"> vec {u}</annotation>
  </semantics>
</math>
</file>

<file path=Object 96/content.xml><?xml version="1.0" encoding="utf-8"?>
<math xmlns="http://www.w3.org/1998/Math/MathML" display="block">
  <semantics>
    <mrow>
      <mo stretchy="false">−</mo>
      <mover accent="true">
        <mi>u</mi>
        <mo stretchy="false">⃗</mo>
      </mover>
    </mrow>
    <annotation encoding="StarMath 5.0">- vec {u}</annotation>
  </semantics>
</math>
</file>